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_3c_salute_3e_">
      <style:paragraph-properties fo:break-before="page"/>
    </style:style>
    <style:style style:name="P2" style:family="paragraph" style:parent-style-name="_3c_list_3e_">
      <style:paragraph-properties fo:break-before="page"/>
    </style:style>
    <style:style style:name="P3" style:family="paragraph" style:parent-style-name="_3c_label.speaker_3e_">
      <style:paragraph-properties fo:break-before="page"/>
    </style:style>
    <style:style style:name="P4" style:family="paragraph" style:parent-style-name="Contents_20_1">
      <style:text-properties officeooo:paragraph-rsid="000d655c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d655c"/>
    </style:style>
    <style:style style:name="T3" style:family="text">
      <style:text-properties officeooo:rsid="00087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>LES AMOVRS DEGVISEZ</text:p>
      <text:p text:style-name="Heading"><text:span text:style-name="Police_20_par_20_défaut"><text:span text:style-name="T1">BALLET DV </text:span></text:span><text:span text:style-name="_3c_persName_3e_"><text:span text:style-name="T1">ROY</text:span></text:span><text:span text:style-name="Police_20_par_20_défaut"><text:span text:style-name="T1">.</text:span></text:span></text:p>
      <text:p text:style-name="Heading"/>
      <text:p text:style-name="Heading"/>
      <text:p text:style-name="Heading"><text:span text:style-name="Police_20_par_20_défaut"><text:span text:style-name="T1">Dansé par </text:span></text:span><text:span text:style-name="_3c_persName_3e_">sa Majesté</text:span><text:span text:style-name="Police_20_par_20_défaut"><text:span text:style-name="T1">, au mois</text:span></text:span></text:p>
      <text:p text:style-name="Heading"><text:span text:style-name="Police_20_par_20_défaut"><text:span text:style-name="T1">de </text:span></text:span><text:span text:style-name="_3c_date_3e_">Feurier 1664</text:span><text:span text:style-name="Police_20_par_20_défaut"><text:span text:style-name="T1">.</text:span></text:span>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><text:span text:style-name="Police_20_par_20_défaut"><text:span text:style-name="T1">A </text:span></text:span><text:span text:style-name="_3c_placeName_3e_">PARIS</text:span><text:span text:style-name="Police_20_par_20_défaut"><text:span text:style-name="T1">,</text:span></text:span></text:p>
      <text:p text:style-name="Heading"><text:span text:style-name="Police_20_par_20_défaut"><text:span text:style-name="T1">Par </text:span></text:span><text:span text:style-name="_3c_persName_3e_">ROBERT BALLARD</text:span><text:span text:style-name="Police_20_par_20_défaut"><text:span text:style-name="T1">, seul Imprimeur du</text:span></text:span></text:p>
      <text:p text:style-name="Heading"><text:span text:style-name="Police_20_par_20_défaut"><text:span text:style-name="T1">Roy pour la Musique.</text:span></text:span></text:p>
      <text:p text:style-name="Heading">----------------------</text:p>
      <text:p text:style-name="Heading"><text:span text:style-name="_3c_date_3e_">M. DC. LXIV</text:span><text:span text:style-name="Police_20_par_20_défaut"><text:span text:style-name="T1">.</text:span></text:span></text:p>
      <text:p text:style-name="Standard"><text:span text:style-name="Police_20_par_20_défaut"><text:span text:style-name="T1">Auec Priuilege de sa Majesté.</text:span></text:span></text:p>
      <text:p text:style-name="Standard"/>
      <text:h text:style-name="Heading_20_1" text:outline-level="1">LES AMOVRS</text:h>
      <text:h text:style-name="Heading_20_1" text:outline-level="1"/>
      <text:h text:style-name="Heading_20_1" text:outline-level="1">DEGVISEZ,</text:h>
      <text:h text:style-name="Heading_20_1" text:outline-level="1"/>
      <text:h text:style-name="Heading_20_1" text:outline-level="1">BALLET.</text:h>
      <text:p text:style-name="Heading"/>
      <text:p text:style-name="Heading"/>
      <text:p text:style-name="Heading">------------------------------------------------------</text:p>
      <text:p text:style-name="Heading"/>
      <text:p text:style-name="Heading"/>
      <text:h text:style-name="Heading_20_1" text:outline-level="1"><text:soft-page-break/>ARGVMENT.</text:h>
      <text:p text:style-name="Heading"/>
      <text:p text:style-name="Heading"/>
      <text:p text:style-name="Heading"/>
      <text:p text:style-name="Standard"><text:span text:style-name="Police_20_par_20_défaut"><text:span text:style-name="T1"><text:tab/>Le Theatre s'ouure par vn combat de </text:span></text:span><text:span text:style-name="_3c_tech_3e_">deux differentes Harmonies</text:span><text:span text:style-name="Police_20_par_20_défaut"><text:span text:style-name="T1"> ; La plus forte est composée des Arts &amp; des Vertus qui suiuent </text:span></text:span><text:span text:style-name="_3c_name_3e_">Pallas</text:span><text:span text:style-name="Police_20_par_20_défaut"><text:span text:style-name="T1"> ; &amp; la plus douce, des </text:span></text:span><text:span text:style-name="_3c_name_3e_">Graces</text:span><text:span text:style-name="Police_20_par_20_défaut"><text:span text:style-name="T1"> &amp; des </text:span></text:span><text:span text:style-name="_3c_name_3e_">Plaisirs</text:span><text:span text:style-name="Police_20_par_20_défaut"><text:span text:style-name="T1">, qui accompagnent </text:span></text:span><text:span text:style-name="_3c_name_3e_">Venus</text:span><text:span text:style-name="Police_20_par_20_défaut"><text:span text:style-name="T1">.</text:span></text:span></text:p>
      <text:p text:style-name="Standard"><text:span text:style-name="Police_20_par_20_défaut"><text:span text:style-name="T1"><text:tab/>Cependant, ces deux Déesses prenant le party l'vne du Plaisir &amp; l'autre de la Vertu, entrent elles-mesmes en contestation. </text:span></text:span><text:span text:style-name="_3c_name_3e_">Mercure</text:span><text:span text:style-name="Police_20_par_20_défaut"><text:span text:style-name="T1"> qui tasche de les accorder leur propose de prendre le </text:span></text:span><text:span text:style-name="_3c_persName_3e_">Roy</text:span><text:span text:style-name="Police_20_par_20_défaut"><text:span text:style-name="T1"> pour arbitre de leur different ; toutes deux l'acceptent auec vne égale satisfaction : mais Pallas qui connoist l'auantage qu'elle a dans le chois d'vn tel Iuge insulte à sa riuale, &amp; apres luy auoir fait remarquer combien sa Majesté par toutes ses actions se declare ouuertement pour le party de la Vertu, la laisse dans la confusion.</text:span></text:span></text:p>
      <text:p text:style-name="Standard"><text:span text:style-name="Police_20_par_20_défaut"><text:span text:style-name="T1"><text:tab/></text:span></text:span><text:span text:style-name="_3c_name_3e_">Venus</text:span><text:span text:style-name="Police_20_par_20_défaut"><text:span text:style-name="T1">, reuenuë de son premier estonement, veut faire effort pour dompter l'orgueil de </text:span></text:span><text:span text:style-name="_3c_name_3e_">Pallas</text:span><text:span text:style-name="Police_20_par_20_défaut"><text:span text:style-name="T1"> en gagnant le coeur du </text:span></text:span><text:span text:style-name="_3c_persName_3e_">Roy</text:span><text:span text:style-name="Police_20_par_20_défaut"><text:span text:style-name="T1">, &amp; pour vnir toutes ses forces dans ce grand dessein, elle prie </text:span></text:span><text:span text:style-name="_3c_name_3e_"><text:span text:style-name="T1">Mercure</text:span></text:span><text:span text:style-name="Police_20_par_20_défaut"><text:span text:style-name="T1"> de voler dans tous les coins du Monde, afin de rassembler tous les Amours qui s'y trouuent dispersez. Mais lors qu'il est prest de partir, elle a peur qu'il n'en sçache pas connoistre la plus grande partie, qui pour faire réüssir des entreprises importantes, </text:span></text:span><text:span text:style-name="_3c_tech_3e_"><text:span text:style-name="T1">se déguise &amp; se cache sous des formes empruntées, &amp; pour luy donner moyen de ne s'y pas tromper, elle luy fait voir plusieurs de leurs déguisemens, qui seront expliquez l'vn apres l'autre dans chacune des Entrées du Ballet</text:span></text:span><text:span text:style-name="Police_20_par_20_défaut"><text:span text:style-name="T1">.</text:span></text:span></text:p>
      <text:p text:style-name="Standard"/>
      <text:p text:style-name="Standard"/>
      <text:p text:style-name="_3c_list_3e_"><text:span text:style-name="_3c_name_3e_">Mercure</text:span><text:span text:style-name="Police_20_par_20_défaut"><text:span text:style-name="T1"> representé, par le </text:span></text:span><text:span text:style-name="_3c_persName_3e_">Sieur Floridor</text:span><text:span text:style-name="Police_20_par_20_défaut"><text:span text:style-name="T1">.</text:span></text:span></text:p>
      <text:p text:style-name="_3c_list_3e_"><text:span text:style-name="_3c_name_3e_">Pallas</text:span><text:span text:style-name="Police_20_par_20_défaut"><text:span text:style-name="T1">, par </text:span></text:span><text:span text:style-name="_3c_persName_3e_">Madlle. des Oeillets</text:span><text:span text:style-name="Police_20_par_20_défaut"><text:span text:style-name="T1">.</text:span></text:span></text:p>
      <text:p text:style-name="_3c_list_3e_"><text:span text:style-name="_3c_name_3e_">Venus</text:span><text:span text:style-name="Police_20_par_20_défaut"><text:span text:style-name="T1">, par </text:span></text:span><text:span text:style-name="_3c_persName_3e_">Madlle. de Montfleury</text:span><text:span text:style-name="Police_20_par_20_défaut"><text:span text:style-name="T1">.</text:span></text:span></text:p>
      <text:p text:style-name="_3c_list_3e_"/>
      <text:p text:style-name="_3c_list_3e_"><text:span text:style-name="_3c_name_3e_">Concertans des Arts &amp; des Vertus</text:span><text:span text:style-name="Police_20_par_20_défaut">,</text:span></text:p>
      <text:p text:style-name="_3c_list_3e_"><text:span text:style-name="Police_20_par_20_défaut"><text:span text:style-name="T1">qui suiuent </text:span></text:span><text:span text:style-name="_3c_name_3e_">Pallas</text:span><text:span text:style-name="Police_20_par_20_défaut"><text:span text:style-name="T1">.</text:span></text:span></text:p>
      <text:p text:style-name="_3c_list_3e_"><text:span text:style-name="Police_20_par_20_défaut"><text:span text:style-name="T1">Les Sieurs </text:span></text:span><text:span text:style-name="_3c_persName_3e_">Descousteaux</text:span><text:span text:style-name="Police_20_par_20_défaut"><text:span text:style-name="T1">, </text:span></text:span><text:span text:style-name="_3c_persName_3e_">Alais</text:span><text:span text:style-name="Police_20_par_20_défaut"><text:span text:style-name="T1">, </text:span></text:span><text:span text:style-name="_3c_persName_3e_">Charlot</text:span><text:span text:style-name="Police_20_par_20_défaut"><text:span text:style-name="T1">, </text:span></text:span><text:span text:style-name="_3c_persName_3e_">la Pierre</text:span><text:span text:style-name="Police_20_par_20_défaut"><text:span text:style-name="T1">,</text:span></text:span></text:p>
      <text:p text:style-name="_3c_list_3e_"><text:span text:style-name="_3c_persName_3e_">le Peintre</text:span><text:span text:style-name="Police_20_par_20_défaut"><text:span text:style-name="T1">, </text:span></text:span><text:span text:style-name="_3c_persName_3e_">Huguenet</text:span><text:span text:style-name="Police_20_par_20_défaut"><text:span text:style-name="T1">, </text:span></text:span><text:span text:style-name="_3c_persName_3e_">le Roux l'aisné</text:span><text:span text:style-name="Police_20_par_20_défaut"><text:span text:style-name="T1">, </text:span></text:span><text:span text:style-name="_3c_persName_3e_">Besson</text:span><text:span text:style-name="Police_20_par_20_défaut"><text:span text:style-name="T1">,</text:span></text:span></text:p>
      <text:p text:style-name="_3c_list_3e_"><text:span text:style-name="_3c_persName_3e_">Martin Opterre</text:span><text:span text:style-name="Police_20_par_20_défaut"><text:span text:style-name="T1">, </text:span></text:span><text:span text:style-name="_3c_persName_3e_">Roullé</text:span><text:span text:style-name="Police_20_par_20_défaut"><text:span text:style-name="T1">, </text:span></text:span><text:span text:style-name="_3c_persName_3e_">la Riuiere</text:span><text:span text:style-name="Police_20_par_20_défaut"><text:span text:style-name="T1">, </text:span></text:span><text:span text:style-name="_3c_persName_3e_">Heugé</text:span><text:span text:style-name="Police_20_par_20_défaut"><text:span text:style-name="T1">, </text:span></text:span><text:span text:style-name="_3c_persName_3e_">Iean Opterre</text:span><text:span text:style-name="Police_20_par_20_défaut"><text:span text:style-name="T1">, &amp; </text:span></text:span><text:span text:style-name="_3c_persName_3e_">Magny</text:span><text:span text:style-name="Police_20_par_20_défaut"><text:span text:style-name="T1">.</text:span></text:span></text:p>
      <text:p text:style-name="Heading"/>
      <text:p text:style-name="P2"><text:span text:style-name="_3c_name_3e_">Concertans des Graces &amp; des Plaisirs</text:span><text:span text:style-name="Police_20_par_20_défaut">, qui</text:span></text:p>
      <text:p text:style-name="_3c_list_3e_"><text:span text:style-name="Police_20_par_20_défaut"><text:span text:style-name="T1">accompagnent </text:span></text:span><text:span text:style-name="_3c_name_3e_">Venus</text:span><text:span text:style-name="Police_20_par_20_défaut"><text:span text:style-name="T1">.</text:span></text:span></text:p>
      <text:p text:style-name="_3c_list_3e_"><text:span text:style-name="Police_20_par_20_défaut"><text:span text:style-name="T1">Les Sieurs </text:span></text:span><text:span text:style-name="_3c_persName_3e_">Piesche</text:span><text:span text:style-name="Police_20_par_20_défaut"><text:span text:style-name="T1">, </text:span></text:span><text:span text:style-name="_3c_persName_3e_">Marchand</text:span><text:span text:style-name="Police_20_par_20_défaut"><text:span text:style-name="T1">, </text:span></text:span><text:span text:style-name="_3c_persName_3e_">Laquaisse</text:span><text:span text:style-name="Police_20_par_20_défaut"><text:span text:style-name="T1">, </text:span></text:span><text:span text:style-name="_3c_persName_3e_">Guerin</text:span><text:span text:style-name="Police_20_par_20_défaut"><text:span text:style-name="T1">,</text:span></text:span></text:p>
      <text:p text:style-name="_3c_list_3e_"><text:span text:style-name="_3c_persName_3e_">Destouches</text:span><text:span text:style-name="Police_20_par_20_défaut"><text:span text:style-name="T1">, </text:span></text:span><text:span text:style-name="_3c_persName_3e_">Nicolas Opterre</text:span><text:span text:style-name="Police_20_par_20_défaut"><text:span text:style-name="T1">, </text:span></text:span><text:span text:style-name="_3c_persName_3e_">la Fontaine</text:span><text:span text:style-name="Police_20_par_20_défaut"><text:span text:style-name="T1">,</text:span></text:span></text:p>
      <text:p text:style-name="_3c_list_3e_"><text:span text:style-name="Police_20_par_20_défaut"><text:span text:style-name="T1">&amp; </text:span></text:span><text:span text:style-name="_3c_persName_3e_">Brouard</text:span><text:span text:style-name="Police_20_par_20_défaut"><text:span text:style-name="T1">.</text:span></text:span></text:p>
      <text:p text:style-name="Heading"/>
      <text:p text:style-name="Heading"/>
      <text:p text:style-name="Heading"><text:span text:style-name="Police_20_par_20_défaut"><text:span text:style-name="T1">DIALOGVE</text:span></text:span></text:p>
      <text:p text:style-name="Heading"><text:span text:style-name="Police_20_par_20_défaut"><text:span text:style-name="T1">PALLAS, VENVS,</text:span></text:span></text:p>
      <text:p text:style-name="Heading"><text:span text:style-name="Police_20_par_20_défaut"><text:span text:style-name="T1">MERCVRE.</text:span></text:span></text:p>
      <text:p text:style-name="Heading"/>
      <text:p text:style-name="Heading"/>
      <text:p text:style-name="_3c_label.speaker_3e_"><text:span text:style-name="_3c_name_3e_">MERCVRE</text:span><text:span text:style-name="Police_20_par_20_défaut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Surquoy contestez-vous ? peut-on vous accorder ?</text:span></text:p>
      <text:p text:style-name="Contents_20_1"/>
      <text:p text:style-name="Contents_20_1"/>
      <text:p text:style-name="_3c_label.speaker_3e_"><text:span text:style-name="_3c_name_3e_">VENVS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La sçauante Pallas nous veut persuader</text:span></text:p>
      <text:p text:style-name="_3c_l_3e_"><text:span text:style-name="Police_20_par_20_défaut">Que son visage austere &amp; le bruit de ses armes,</text:span></text:p>
      <text:p text:style-name="_3c_l_3e_"><text:span text:style-name="Police_20_par_20_défaut">Doiuent pour les mortels auoir de plus doux charmes</text:span></text:p>
      <text:p text:style-name="_3c_l_3e_"><text:span text:style-name="Police_20_par_20_défaut">Que les Ieux, les Plaisirs, les Graces &amp; l'Amour</text:span></text:p>
      <text:p text:style-name="_3c_l_3e_"><text:span text:style-name="Police_20_par_20_défaut">Qui marchent à ma suite &amp; composent ma Cour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Et la belle Venus pretend nous faire croire</text:span></text:p>
      <text:p text:style-name="_3c_l_3e_"><text:span text:style-name="Police_20_par_20_défaut">Que les Arts, les Vertus, la Puissance &amp; la Gloire</text:span></text:p>
      <text:p text:style-name="_3c_l_3e_"><text:span text:style-name="Police_20_par_20_défaut">Ne versent pas dans l'ame vn plus parfait bonheur</text:span></text:p>
      <text:p text:style-name="_3c_l_3e_"><text:span text:style-name="Police_20_par_20_défaut">Que de ses vains apas la trompeuse douceur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Est-il rien si charmant que cét heureux martyre</text:span></text:p>
      <text:p text:style-name="_3c_l_3e_"><text:span text:style-name="Police_20_par_20_défaut">Que l'on ayme à souffrir alors qu'on en soûpire ?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Est-il rien de si noble &amp; de si glorieux</text:span></text:p>
      <text:p text:style-name="_3c_l_3e_"><text:span text:style-name="Police_20_par_20_défaut">Que de voir vn mortel se rendre égal aux Dieux ?</text:span></text:p>
      <text:p text:style-name="_3c_l_3e_"><text:span text:style-name="Police_20_par_20_défaut">Et de ses longs trauaux auoir pour recompense</text:span></text:p>
      <text:p text:style-name="_3c_l_3e_"><text:span text:style-name="Police_20_par_20_défaut">Le repos, la vertu, l'honneur &amp; la puissance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Qui d'vn aymable objet adore les beaux yeux</text:span></text:p>
      <text:p text:style-name="_3c_l_3e_"><text:span text:style-name="Police_20_par_20_défaut">Trouue ses fers plus doux que l'empire des Cieux,</text:span></text:p>
      <text:p text:style-name="_3c_l_3e_"><text:soft-page-break/><text:span text:style-name="Police_20_par_20_défaut">Et ne voit rien d'égal à la gloire immortelle</text:span></text:p>
      <text:p text:style-name="_3c_l_3e_"><text:span text:style-name="Police_20_par_20_défaut">De regner sur vn coeur amoureux &amp; fidele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Tout cede à la valeur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tab/><text:tab/><text:tab/><text:tab/>L'Amour peut tout charmer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Ah ! qu'il est beau de vaincre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<text:tab/>Ah ! qu'il est doux d'aymer.</text:span></text:p>
      <text:p text:style-name="Contents_20_1"/>
      <text:p text:style-name="Contents_20_1"/>
      <text:p text:style-name="P3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On voit mes conquerans plus crains que le tonnerre.</text:span></text:p>
      <text:p text:style-name="Heading"/>
      <text:p text:style-name="Heading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Ils tremblent à mes pieds, ces maistres de la terre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Par vos vaines douceurs vn amant arresté</text:span></text:p>
      <text:p text:style-name="_3c_l_3e_"><text:span text:style-name="Police_20_par_20_défaut">Languit dans la molesse &amp; dans l'oisiueté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On a veû par l'effort des amoureuses flames</text:span></text:p>
      <text:p text:style-name="_3c_l_3e_"><text:span text:style-name="Police_20_par_20_défaut">Naistre cent beaux desirs dans les plus belles ames ;</text:span></text:p>
      <text:p text:style-name="_3c_l_3e_"><text:span text:style-name="Police_20_par_20_défaut">Mille explois qu'on admire &amp; dont vous vous parez</text:span></text:p>
      <text:p text:style-name="_3c_l_3e_"><text:span text:style-name="Police_20_par_20_défaut">Furent à vos Heros par l'amour inspirez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Si (grace à mes vertus) quelque ame genereuse</text:span></text:p>
      <text:p text:style-name="_3c_l_3e_"><text:span text:style-name="Police_20_par_20_défaut">A sçeu se bien seruir de l'ardeur amoureuse ;</text:span></text:p>
      <text:p text:style-name="_3c_l_3e_"><text:span text:style-name="Police_20_par_20_défaut">A quels dérèglemens, a quelles cruautez</text:span></text:p>
      <text:p text:style-name="_3c_l_3e_"><text:span text:style-name="Police_20_par_20_défaut">Tous vos autres amans se sont-ils emportez ?</text:span></text:p>
      <text:p text:style-name="_3c_l_3e_"><text:span text:style-name="Police_20_par_20_défaut">D'vn soupçon qu'on se fait, d'vn refus qu'on merite</text:span></text:p>
      <text:p text:style-name="_3c_l_3e_"><text:span text:style-name="Police_20_par_20_défaut">La vengeance qu'on cherche est toûjours sans limite :</text:span></text:p>
      <text:p text:style-name="_3c_l_3e_"><text:span text:style-name="Police_20_par_20_défaut">L'imposture, le fer, la flamme &amp; le poison</text:span></text:p>
      <text:p text:style-name="_3c_l_3e_"><text:span text:style-name="Police_20_par_20_défaut">Semblent encor trop doux pour en tirer raison,</text:span></text:p>
      <text:p text:style-name="_3c_l_3e_"><text:span text:style-name="Police_20_par_20_défaut">Et de tant de forfaits, recompense legere,</text:span></text:p>
      <text:p text:style-name="_3c_l_3e_"><text:span text:style-name="Police_20_par_20_défaut">On trouue vn coeur changeant, vne foy mensongere,</text:span></text:p>
      <text:p text:style-name="_3c_l_3e_"><text:span text:style-name="Police_20_par_20_défaut">On poursuit vn objet, qui foible &amp; delicat</text:span></text:p>
      <text:p text:style-name="_3c_l_3e_"><text:span text:style-name="Police_20_par_20_défaut">Chaque moment s'efface &amp; perd de son éclat :</text:span></text:p>
      <text:p text:style-name="_3c_l_3e_"><text:span text:style-name="Police_20_par_20_défaut">Mais le prix des vertus, d'immortelle nature,</text:span></text:p>
      <text:p text:style-name="_3c_l_3e_"><text:span text:style-name="Police_20_par_20_défaut">Ny du temps, ny du sort, ne reçoit point d'injure.</text:span></text:p>
      <text:p text:style-name="Standard"/>
      <text:p text:style-name="Standard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Cette immortalité qu'on estale à nos yeux</text:span></text:p>
      <text:p text:style-name="_3c_l_3e_"><text:span text:style-name="Police_20_par_20_défaut">Fait porter le carnage &amp; la mort en tous lieux,</text:span></text:p>
      <text:p text:style-name="_3c_l_3e_"><text:span text:style-name="Police_20_par_20_défaut">Et parmy vos guerriers cette vertu cruelle,</text:span></text:p>
      <text:p text:style-name="_3c_l_3e_"><text:span text:style-name="Police_20_par_20_défaut">Cette noble fureur qui vous paroist si belle,</text:span></text:p>
      <text:p text:style-name="_3c_l_3e_"><text:span text:style-name="Police_20_par_20_défaut">Cette aspre auidité du sang des malheureux,</text:span></text:p>
      <text:p text:style-name="_3c_l_3e_"><text:span text:style-name="Police_20_par_20_défaut">C'est par où l'on acquiert le nom de valeureux,</text:span></text:p>
      <text:p text:style-name="_3c_l_3e_"><text:soft-page-break/><text:span text:style-name="Police_20_par_20_défaut">Où par qui, pour mieux dire, on fait autant de crimes</text:span></text:p>
      <text:p text:style-name="_3c_l_3e_"><text:span text:style-name="Police_20_par_20_défaut">Qu'à vos sanglans autels on offre de victimes ;</text:span></text:p>
      <text:p text:style-name="_3c_l_3e_"><text:span text:style-name="Police_20_par_20_défaut">Mais tous ces conquerans, si folement vantez,</text:span></text:p>
      <text:p text:style-name="_3c_l_3e_"><text:span text:style-name="Police_20_par_20_défaut">Pour de si longs trauaux, pour tant d'impiétez,</text:span></text:p>
      <text:p text:style-name="_3c_l_3e_"><text:span text:style-name="Police_20_par_20_défaut">Pour tant de sang versé sur la terre opprimée,</text:span></text:p>
      <text:p text:style-name="_3c_l_3e_"><text:span text:style-name="Police_20_par_20_défaut">Qu'ont-ils ? qu'vn peu de vent, qu'on nomme Renommée ?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Tant d'aigreur conuient mal à des Diuinitez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Vous-vous eschaufez trop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<text:tab/>Et vous-vous emportez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Quoy que le souuenir de la fatale Pomme</text:span></text:p>
      <text:p text:style-name="_3c_l_3e_"><text:span text:style-name="Police_20_par_20_défaut">Me deust faire éuiter le jugement d'vn Homme,</text:span></text:p>
      <text:p text:style-name="_3c_l_3e_"><text:span text:style-name="Police_20_par_20_défaut">Ie veux bien m'y soûmettre encore cette fois ;</text:span></text:p>
      <text:p text:style-name="_3c_l_3e_"><text:span text:style-name="Police_20_par_20_défaut">Mais il en faut choisir.</text:span></text:p>
      <text:p text:style-name="Contents_20_1"/>
      <text:p text:style-name="Contents_20_1"/>
      <text:p text:style-name="P3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<text:tab/>Ie vous donne le chois.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Quel Arbitre peut mieux appaiser vostre guerre</text:span></text:p>
      <text:p text:style-name="_3c_l_3e_"><text:span text:style-name="Police_20_par_20_défaut">Que celuy qui déja l'est de toute la Terre ;</text:span></text:p>
      <text:p text:style-name="_3c_l_3e_"><text:span text:style-name="Police_20_par_20_défaut">LOVYS dont les decrets, des peuples écoutez,</text:span></text:p>
      <text:p text:style-name="_3c_l_3e_"><text:span text:style-name="Police_20_par_20_défaut">Résolus par luy seul, sont de tous respectez ;</text:span></text:p>
      <text:p text:style-name="_3c_l_3e_"><text:span text:style-name="Police_20_par_20_défaut">LOVYS de qui déja la sagesse profonde</text:span></text:p>
      <text:p text:style-name="_3c_l_3e_"><text:span text:style-name="Police_20_par_20_défaut">Du Thrône des François preside à tout le monde,</text:span></text:p>
      <text:p text:style-name="_3c_l_3e_"><text:span text:style-name="Police_20_par_20_défaut">Qui voit de tous costez les plus grands Potentats</text:span></text:p>
      <text:p text:style-name="_3c_l_3e_"><text:span text:style-name="Police_20_par_20_défaut">Briguer en suplians le secours de son bras,</text:span></text:p>
      <text:p text:style-name="_3c_l_3e_"><text:span text:style-name="Police_20_par_20_défaut">Ou, pour viure à l'abry de sa juste puissance,</text:span></text:p>
      <text:p text:style-name="_3c_l_3e_"><text:span text:style-name="Police_20_par_20_défaut">Rechercher à l'enuy son auguste alliance ;</text:span></text:p>
      <text:p text:style-name="_3c_l_3e_"><text:span text:style-name="Police_20_par_20_défaut">Qui voit la Renommée auec toutes ses voix</text:span></text:p>
      <text:p text:style-name="_3c_l_3e_"><text:span text:style-name="Police_20_par_20_défaut">Preparer l'Vniuers à receuoir ses Loix ;</text:span></text:p>
      <text:p text:style-name="_3c_l_3e_"><text:span text:style-name="Police_20_par_20_défaut">Qui se trouue en tous lieux suiuy de la victoire,</text:span></text:p>
      <text:p text:style-name="_3c_l_3e_"><text:span text:style-name="Police_20_par_20_défaut">Et qui presque trahy par l'exces de sa gloire</text:span></text:p>
      <text:p text:style-name="_3c_l_3e_"><text:span text:style-name="Police_20_par_20_défaut">Voit par tout son grand nom, par vn heureux malheur,</text:span></text:p>
      <text:p text:style-name="_3c_l_3e_"><text:span text:style-name="Police_20_par_20_défaut">Dérober la matiere à sa rare valeur :</text:span></text:p>
      <text:p text:style-name="_3c_l_3e_"><text:span text:style-name="Police_20_par_20_défaut">Sur luy de toutes parts la terre interessée</text:span></text:p>
      <text:p text:style-name="_3c_l_3e_"><text:span text:style-name="Police_20_par_20_défaut">Arreste fixement ses yeux &amp; sa pensée,</text:span></text:p>
      <text:p text:style-name="_3c_l_3e_"><text:span text:style-name="Police_20_par_20_défaut">Et son moindre appareil, son moindre mouuement,</text:span></text:p>
      <text:p text:style-name="_3c_l_3e_"><text:span text:style-name="Police_20_par_20_défaut">Chez cent peuples diuers porte l'estonnement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Si LOVYS doit juger, que vous estes à plaindre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Si LOVYS doit juger, que vous auez à craindre.</text:span></text:p>
      <text:p text:style-name="Heading"/>
      <text:p text:style-name="Heading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La brillante clarté de son discernement</text:span></text:p>
      <text:p text:style-name="_3c_l_3e_"><text:span text:style-name="Police_20_par_20_défaut">Des trompeuses couleurs hait le déguisement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s text:c="3"/>Ses yeux, qui semblent faits pour charmer tous les nostres,</text:span></text:p>
      <text:p text:style-name="_3c_l_3e_"><text:span text:style-name="Police_20_par_20_défaut">Voyent bien plus auant &amp; plus clair que les autres,</text:span></text:p>
      <text:p text:style-name="_3c_l_3e_"><text:span text:style-name="Police_20_par_20_défaut">Et d'vn mesme regard l'esclat &amp; la douceur</text:span></text:p>
      <text:p text:style-name="_3c_l_3e_"><text:soft-page-break/><text:span text:style-name="Police_20_par_20_défaut">Captiuent à la fois &amp; penetrent vn coeur :</text:span></text:p>
      <text:p text:style-name="_3c_l_3e_"><text:span text:style-name="Police_20_par_20_défaut">C'est d'où vient ce respect qu'on luy rend sans contrainte ;</text:span></text:p>
      <text:p text:style-name="_3c_l_3e_"><text:span text:style-name="Police_20_par_20_défaut">C'est d'où vient ce pouuoir qu'on voit croistre sans crainte ;</text:span></text:p>
      <text:p text:style-name="_3c_l_3e_"><text:span text:style-name="Police_20_par_20_défaut">C'est d'où se forme, en luy, l'heureux &amp; sage chois</text:span></text:p>
      <text:p text:style-name="_3c_l_3e_"><text:span text:style-name="Police_20_par_20_défaut">Qu'il fait pour les plus grands &amp; les moindres emplois,</text:span></text:p>
      <text:p text:style-name="_3c_l_3e_"><text:span text:style-name="Police_20_par_20_défaut">Et, dans ceux qu'il choisit, cette ardeur si fidele</text:span></text:p>
      <text:p text:style-name="_3c_l_3e_"><text:span text:style-name="Police_20_par_20_défaut">Qui de tant de succes accompagne leur zele ;</text:span></text:p>
      <text:p text:style-name="_3c_l_3e_"><text:span text:style-name="Police_20_par_20_défaut">Nostre accord par tout autre eust esté concerté</text:span></text:p>
      <text:p text:style-name="_3c_l_3e_"><text:span text:style-name="Police_20_par_20_défaut">Auec moins de lumiere auec moins de bonté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Vous y consentez donc ?</text:span></text:p>
      <text:p text:style-name="Contents_20_1"/>
      <text:p text:style-name="Contents_20_1"/>
      <text:p text:style-name="P3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Ie le veux.</text:span></text:p>
      <text:p text:style-name="Contents_20_1"/>
      <text:p text:style-name="Contents_20_1"/>
      <text:p text:style-name="_3c_label.speaker_3e_"><text:span text:style-name="_3c_name_3e_">PALLA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<text:tab/><text:tab/>Sa conduite</text:span></text:p>
      <text:p text:style-name="_3c_l_3e_"><text:span text:style-name="Police_20_par_20_défaut">Flate peu, toutefois, vostre vaine poursuite,</text:span></text:p>
      <text:p text:style-name="_3c_l_3e_"><text:span text:style-name="Police_20_par_20_défaut">Et vous pourriez juger, à voir ses actions,</text:span></text:p>
      <text:p text:style-name="_3c_l_3e_"><text:span text:style-name="Police_20_par_20_défaut">Ce qu'il doit prononcer sur nos pretentions.</text:span></text:p>
      <text:p text:style-name="_3c_l_3e_"><text:span text:style-name="Police_20_par_20_défaut"><text:s text:c="3"/>La Paix dont il jouït, sa grandeur, sa richesse,</text:span></text:p>
      <text:p text:style-name="_3c_l_3e_"><text:span text:style-name="Police_20_par_20_défaut">Son humeur, son esprit, son port, &amp; sa jeunesse</text:span></text:p>
      <text:p text:style-name="_3c_l_3e_"><text:span text:style-name="Police_20_par_20_défaut">Pouuoient, sans le flater, l'asseurer d'estre heureux</text:span></text:p>
      <text:p text:style-name="_3c_l_3e_"><text:span text:style-name="Police_20_par_20_défaut">S'il vouloit s'asseruir à l'empire amoureux :</text:span></text:p>
      <text:p text:style-name="_3c_l_3e_"><text:span text:style-name="Police_20_par_20_défaut">Mais quand ces qualitez portant par tout la flame</text:span></text:p>
      <text:p text:style-name="_3c_l_3e_"><text:span text:style-name="Police_20_par_20_défaut">Sembloient aussi deuoir amolir sa belle ame ;</text:span></text:p>
      <text:p text:style-name="_3c_l_3e_"><text:span text:style-name="Police_20_par_20_défaut">Son coeur, qui les neglige, &amp; s'esleue au dessus,</text:span></text:p>
      <text:p text:style-name="_3c_l_3e_"><text:span text:style-name="Police_20_par_20_défaut">Iusqu'à tout mespriser, s'attache à mes vertus.</text:span></text:p>
      <text:p text:style-name="_3c_l_3e_"><text:span text:style-name="Police_20_par_20_défaut">Ce trauail assidu, qui jamais ne l'estonne,</text:span></text:p>
      <text:p text:style-name="_3c_l_3e_"><text:span text:style-name="Police_20_par_20_défaut">Allarme son Estat qui craint pour sa personne,</text:span></text:p>
      <text:p text:style-name="_3c_l_3e_"><text:span text:style-name="Police_20_par_20_défaut">Et qui déja tout prest d'en recueillir les fruits</text:span></text:p>
      <text:p text:style-name="_3c_l_3e_"><text:span text:style-name="Police_20_par_20_défaut">Sent troubler son espoir de craintes &amp; d'ennuis :</text:span></text:p>
      <text:p text:style-name="_3c_l_3e_"><text:span text:style-name="Police_20_par_20_défaut">Son peuple plein d'ardeur demande au Ciel sans cesse</text:span></text:p>
      <text:p text:style-name="_3c_l_3e_"><text:span text:style-name="Police_20_par_20_défaut">Que ce ROY, qui des Dieux imite la sagesse,</text:span></text:p>
      <text:p text:style-name="_3c_l_3e_"><text:span text:style-name="Police_20_par_20_défaut">Qui comme eux est puissant, bon, juste, &amp; genereux,</text:span></text:p>
      <text:p text:style-name="_3c_l_3e_"><text:span text:style-name="Police_20_par_20_défaut">Pour le bonheur public soit immortel comme eux.</text:span></text:p>
      <text:p text:style-name="_3c_l_3e_"><text:span text:style-name="Police_20_par_20_défaut">De ses premiers sujets la foule pretieuse</text:span></text:p>
      <text:p text:style-name="_3c_l_3e_"><text:span text:style-name="Police_20_par_20_défaut">De le suiure en tous lieux se montre ambitieuse :</text:span></text:p>
      <text:p text:style-name="_3c_l_3e_"><text:span text:style-name="Police_20_par_20_défaut">Tous briguent ses regards &amp; leur plus doux espoir</text:span></text:p>
      <text:p text:style-name="_3c_l_3e_"><text:span text:style-name="Police_20_par_20_défaut">Est l'heur de le seruir, le plaisir de le voir.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Si des François, pour luy, la tendresse est extresme,</text:span></text:p>
      <text:p text:style-name="_3c_l_3e_"><text:span text:style-name="Police_20_par_20_défaut">Ce Heros genereux les cherit tout de mesme,</text:span></text:p>
      <text:p text:style-name="_3c_l_3e_"><text:span text:style-name="Police_20_par_20_défaut">Et cherche sa grandeur &amp; ses plus doux plaisirs</text:span></text:p>
      <text:p text:style-name="_3c_l_3e_"><text:span text:style-name="Police_20_par_20_défaut">A contenter des siens tous les justes desirs :</text:span></text:p>
      <text:p text:style-name="_3c_l_3e_"><text:span text:style-name="Police_20_par_20_défaut">Il n'attend pas toûjours qu'vn important seruice</text:span></text:p>
      <text:p text:style-name="_3c_l_3e_"><text:span text:style-name="Police_20_par_20_défaut">Demande ses faueurs à tiltre de justice ;</text:span></text:p>
      <text:p text:style-name="_3c_l_3e_"><text:span text:style-name="Police_20_par_20_défaut">Il sçait qu'vn mauuais sort, faute d'occasion,</text:span></text:p>
      <text:p text:style-name="_3c_l_3e_"><text:span text:style-name="Police_20_par_20_défaut">Souuent du plus zelé trompe la passion :</text:span></text:p>
      <text:p text:style-name="_3c_l_3e_"><text:span text:style-name="Police_20_par_20_défaut">Il se plaist à payer d'vn solide salaire</text:span></text:p>
      <text:p text:style-name="_3c_l_3e_"><text:span text:style-name="Police_20_par_20_défaut">Le desir impuissant que l'on a de luy plaire,</text:span></text:p>
      <text:p text:style-name="_3c_l_3e_"><text:span text:style-name="Police_20_par_20_défaut">Et ne paroist jamais le coeur si satisfait</text:span></text:p>
      <text:p text:style-name="_3c_l_3e_"><text:span text:style-name="Police_20_par_20_défaut">Que lorsqu' il s'applaudit de quelque grand bienfait :</text:span></text:p>
      <text:p text:style-name="_3c_l_3e_"><text:span text:style-name="Police_20_par_20_défaut">Cét air de Majesté qui brille en sa personne,</text:span></text:p>
      <text:p text:style-name="_3c_l_3e_"><text:span text:style-name="Police_20_par_20_défaut">Releue de beaucoup l'esclat de sa couronne :</text:span></text:p>
      <text:p text:style-name="_3c_l_3e_"><text:span text:style-name="Police_20_par_20_défaut">Les mortels n'ont besoin que de le regarder</text:span></text:p>
      <text:p text:style-name="_3c_l_3e_"><text:span text:style-name="Police_20_par_20_défaut">Pour sçauoir que c'est luy qui leur doit commander,</text:span></text:p>
      <text:p text:style-name="_3c_l_3e_"><text:soft-page-break/><text:span text:style-name="Police_20_par_20_défaut">Et quoy, qu'en son accueil, vne grace attrayante</text:span></text:p>
      <text:p text:style-name="_3c_l_3e_"><text:span text:style-name="Police_20_par_20_défaut">Paroisse encourager celuy qui se presente ;</text:span></text:p>
      <text:p text:style-name="_3c_l_3e_"><text:span text:style-name="Police_20_par_20_défaut">Vn timide respect, par ses yeux imprimé,</text:span></text:p>
      <text:p text:style-name="_3c_l_3e_"><text:span text:style-name="Police_20_par_20_défaut">De qui l'ose abborder tient le coeur allarmé.</text:span></text:p>
      <text:p text:style-name="_3c_l_3e_"><text:span text:style-name="Police_20_par_20_défaut">Voila du grand LOVYS la fidele peinture,</text:span></text:p>
      <text:p text:style-name="_3c_l_3e_"><text:span text:style-name="Police_20_par_20_défaut">En faueur de vos droits tirez en quelque augure :</text:span></text:p>
      <text:p text:style-name="_3c_l_3e_"><text:span text:style-name="Police_20_par_20_défaut">Et (vous qui soustenez l'oisif &amp; vain plaisir)</text:span></text:p>
      <text:p text:style-name="_3c_l_3e_"><text:span text:style-name="Police_20_par_20_défaut">Pensez qui de nous deux aura sçeu mieux choisir</text:span></text:p>
      <text:p text:style-name="_3c_l_3e_"><text:span text:style-name="Police_20_par_20_défaut">S'il est vray que celuy que nous en deuons croire</text:span></text:p>
      <text:p text:style-name="_3c_l_3e_"><text:span text:style-name="Police_20_par_20_défaut">N'ayme que le trauail, les vertus, &amp; la gloire.</text:span></text:p>
      <text:p text:style-name="_3c_l_3e_"><text:span text:style-name="Police_20_par_20_défaut">Vous ne repondez rien ? mais vous nous confondrez</text:span></text:p>
      <text:p text:style-name="_3c_l_3e_"><text:span text:style-name="Police_20_par_20_défaut">Par les fortes raisons dont vous vous deffendrez ;</text:span></text:p>
      <text:p text:style-name="_3c_l_3e_"><text:span text:style-name="Police_20_par_20_défaut">Ie vous laisse y resuer, adieu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Quelle arrogance !</text:span></text:p>
      <text:p text:style-name="_3c_l_3e_"><text:span text:style-name="Police_20_par_20_défaut">Elle croit donc déja que je sois sans deffence :</text:span></text:p>
      <text:p text:style-name="_3c_l_3e_"><text:span text:style-name="Police_20_par_20_défaut">Son orgueil est trop grand ; mais il luy faut oster</text:span></text:p>
      <text:p text:style-name="_3c_l_3e_"><text:span text:style-name="Police_20_par_20_défaut">Ce glorieux appuy dont il s'ose vanter.</text:span></text:p>
      <text:p text:style-name="_3c_l_3e_"><text:span text:style-name="Police_20_par_20_défaut">Pour mieux executer cette noble entreprise</text:span></text:p>
      <text:p text:style-name="_3c_l_3e_"><text:span text:style-name="Police_20_par_20_défaut">Employons à la fois la force &amp; la surprise,</text:span></text:p>
      <text:p text:style-name="_3c_l_3e_"><text:span text:style-name="Police_20_par_20_défaut">Faisons en vn moment venir de toutes pars</text:span></text:p>
      <text:p text:style-name="_3c_l_3e_"><text:span text:style-name="Police_20_par_20_défaut">Tous nos Amours armez de flambeaux, &amp; de dars.</text:span></text:p>
      <text:p text:style-name="_3c_l_3e_"><text:span text:style-name="Police_20_par_20_défaut">Toy, qu'en mes interests j'ay toûjours veû fidele ;</text:span></text:p>
      <text:p text:style-name="_3c_l_3e_"><text:span text:style-name="Police_20_par_20_défaut">Mercure, en ce besoin tesmoigne-moy ton zele,</text:span></text:p>
      <text:p text:style-name="_3c_l_3e_"><text:span text:style-name="Police_20_par_20_défaut">Va les chercher par tout.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Contents_20_1"/>
      <text:p text:style-name="Contents_20_1"/>
      <text:p text:style-name="_3c_l_3e_"><text:span text:style-name="Police_20_par_20_défaut"><text:tab/><text:tab/><text:tab/><text:tab/>Déesse, auec plaisir,</text:span></text:p>
      <text:p text:style-name="_3c_l_3e_"><text:span text:style-name="Police_20_par_20_défaut">Mon coeur, en ce projet, seconde ton desir.</text:span></text:p>
      <text:p text:style-name="Contents_20_1"/>
      <text:p text:style-name="Standard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Va viste.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I'obeïs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Mais reuiens, je te prie,</text:span></text:p>
      <text:p text:style-name="_3c_l_3e_"><text:span text:style-name="Police_20_par_20_défaut">Tu n'en connoistrois pas la plus grande partie</text:span></text:p>
      <text:p text:style-name="_3c_l_3e_"><text:span text:style-name="Police_20_par_20_défaut">Si je ne t'instruisois de cent déguisements</text:span></text:p>
      <text:p text:style-name="_3c_l_3e_"><text:soft-page-break/><text:span text:style-name="Police_20_par_20_défaut">Qu'ils prennent pour ayder aux grands éuenements :</text:span></text:p>
      <text:p text:style-name="_3c_l_3e_"><text:span text:style-name="Police_20_par_20_défaut">Il sçauent tous les jours, sous des formes nouuelles,</text:span></text:p>
      <text:p text:style-name="_3c_l_3e_"><text:span text:style-name="Police_20_par_20_défaut">Cacher, quand il leur plaist, leurs beautez naturelles. <text:s text:c="9"/></text:span></text:p>
      <text:p text:style-name="_3c_l_3e_"><text:span text:style-name="Police_20_par_20_défaut">Vois-tu ces gens si noirs, qui semblent s'eschaufer, <text:s text:c="10"/></text:span></text:p>
      <text:p text:style-name="_3c_l_3e_"><text:span text:style-name="Police_20_par_20_défaut">Dans le dessein de battre &amp; de polir le fer ? <text:s text:c="4"/></text:span></text:p>
      <text:p text:style-name="P4"><text:span text:style-name="Police_20_par_20_défaut"><text:span text:style-name="T1"/></text:span></text:p>
      <text:p text:style-name="Text_20_body"><text:span text:style-name="_3c_tech_3e_"><text:span text:style-name="T2">La forge de Vulcain s’ouvre</text:span></text:span><text:span text:style-name="Police_20_par_20_défaut"><text:span text:style-name="T1"> <text:s text:c="14"/></text:span></text:span></text:p>
      <text:p text:style-name="Contents_20_1"/>
      <text:p text:style-name="Contents_20_1"/>
      <text:p text:style-name="_3c_label.speaker_3e_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Ce sont des Forgerons.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Ie sçauois bien, Mercure,</text:span></text:p>
      <text:p text:style-name="_3c_l_3e_"><text:span text:style-name="Police_20_par_20_défaut">Que tu n'en sçaurois pas découurir l'imposture,</text:span></text:p>
      <text:p text:style-name="_3c_l_3e_"><text:span text:style-name="Police_20_par_20_défaut">Et que sous ses habits, finement supposez,</text:span></text:p>
      <text:p text:style-name="_3c_l_3e_"><text:span text:style-name="Police_20_par_20_défaut">Tu ne connoistrois pas ces AMOVRS DEGVISEZ :</text:span></text:p>
      <text:p text:style-name="_3c_l_3e_"><text:span text:style-name="Police_20_par_20_défaut">Les vns amis de Mars volans à tire d'ailes,</text:span></text:p>
      <text:p text:style-name="_3c_l_3e_"><text:span text:style-name="Police_20_par_20_défaut">Luy sçauent tour à tour porter de mes nouuelles ;</text:span></text:p>
      <text:p text:style-name="_3c_l_3e_"><text:span text:style-name="Police_20_par_20_défaut">Les autres, apostez par mon mary jaloux,</text:span></text:p>
      <text:p text:style-name="_3c_l_3e_"><text:span text:style-name="Police_20_par_20_défaut">Pour seruir d'espions demeurent prés de nous.</text:span></text:p>
      <text:p text:style-name="Contents_20_1"/>
      <text:p text:style-name="Contents_20_1"/>
      <text:p text:style-name="P3"><text:span text:style-name="_3c_name_3e_">MERCV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Qui les eust reconnus ?</text:span></text:p>
      <text:p text:style-name="Contents_20_1"/>
      <text:p text:style-name="Contents_20_1"/>
      <text:p text:style-name="_3c_label.speaker_3e_"><text:span text:style-name="_3c_name_3e_">VENVS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<text:tab/><text:tab/><text:tab/>Viens, auant que tu sortes</text:span></text:p>
      <text:p text:style-name="_3c_l_3e_"><text:span text:style-name="Police_20_par_20_défaut">Ie t'en veux faire voir de beaucoup d'autres sortes.</text:span></text:p>
      <text:p text:style-name="Contents_20_1"/>
      <text:p text:style-name="Contents_20_1"/>
      <text:p text:style-name="Contents_20_1"/>
      <text:p text:style-name="Heading"><text:span text:style-name="Titre_20_1_20_Car">PREMIERE ENTREE</text:span><text:span text:style-name="Police_20_par_20_défaut"><text:span text:style-name="T1">.</text:span></text:span></text:p>
      <text:p text:style-name="Heading"/>
      <text:p text:style-name="Heading"/>
      <text:p text:style-name="Standard">De <text:span text:style-name="_3c_tech_3e_">la grote de Vulcain</text:span> sortent huit Amours si bien <text:span text:style-name="_3c_tech_3e_">déguisez en Forgerons</text:span>, qu'on ne les sçauroit reconnoistre, que par l'application qu'ils ont à forger des dars plustost que d'autres armes, &amp; par leurs bandeaux, qu'ils ont retenus, pour garentir leurs testes du bruit des enclumes.</text:p>
      <text:p text:style-name="Standard"/>
      <text:p text:style-name="Heading"><text:span text:style-name="_3c_tech_3e_"><text:span text:style-name="T1">Amours déguisez en Forgerons.</text:span></text:span></text:p>
      <text:p text:style-name="Heading"/>
      <text:p text:style-name="_3c_list_3e_"><text:span text:style-name="Police_20_par_20_défaut"><text:span text:style-name="T1">Monsieur </text:span></text:span><text:span text:style-name="_3c_persName_3e_"><text:span text:style-name="T1">Cabou</text:span></text:span><text:span text:style-name="Police_20_par_20_défaut"><text:span text:style-name="T1">, Messieurs </text:span></text:span><text:span text:style-name="_3c_persName_3e_"><text:span text:style-name="T1">Molliere</text:span></text:span><text:span text:style-name="Police_20_par_20_défaut"><text:span text:style-name="T1">, &amp; </text:span></text:span><text:span text:style-name="_3c_persName_3e_"><text:span text:style-name="T1">Laleu</text:span></text:span><text:span text:style-name="Police_20_par_20_défaut"><text:span text:style-name="T1">,</text:span></text:span></text:p>
      <text:p text:style-name="_3c_list_3e_"><text:span text:style-name="Police_20_par_20_défaut"><text:span text:style-name="T1">Les Sieurs </text:span></text:span><text:span text:style-name="_3c_persName_3e_"><text:span text:style-name="T1">Doliuet</text:span></text:span><text:span text:style-name="Police_20_par_20_défaut"><text:span text:style-name="T1">, </text:span></text:span><text:span text:style-name="_3c_persName_3e_"><text:span text:style-name="T1">le Chantre</text:span></text:span><text:span text:style-name="Police_20_par_20_défaut"><text:span text:style-name="T1">, </text:span></text:span><text:span text:style-name="_3c_persName_3e_"><text:span text:style-name="T1">Des-brosses</text:span></text:span><text:span text:style-name="Police_20_par_20_défaut"><text:span text:style-name="T1">,</text:span></text:span></text:p>
      <text:p text:style-name="_3c_list_3e_"><text:span text:style-name="_3c_persName_3e_"><text:span text:style-name="T1">Desonets</text:span></text:span><text:span text:style-name="Police_20_par_20_défaut"><text:span text:style-name="T1">, &amp; </text:span></text:span><text:span text:style-name="_3c_persName_3e_"><text:span text:style-name="T1">de Gan</text:span></text:span><text:span text:style-name="Police_20_par_20_défaut"><text:span text:style-name="T1">.</text:span></text:span></text:p>
      <text:p text:style-name="Heading"/>
      <text:p text:style-name="_3c_salute_3e_"><text:span text:style-name="Police_20_par_20_défaut"><text:span text:style-name="T1">Pour des </text:span></text:span><text:span text:style-name="_3c_name_3e_"><text:span text:style-name="T1">Amours déguisez en Forgerons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Auoir le coeur de glace est vn tres-grand defaut,</text:span></text:p>
      <text:p text:style-name="_3c_l_3e_"><text:span text:style-name="Police_20_par_20_défaut">Mais pour peu qu'il s'échauffe on le réduit en cendres,</text:span></text:p>
      <text:p text:style-name="_3c_l_3e_"><text:span text:style-name="Police_20_par_20_défaut">Et lors de cent raisons amoureuses &amp; tendres</text:span></text:p>
      <text:p text:style-name="_3c_l_3e_"><text:span text:style-name="Police_20_par_20_défaut">Il faut battre le coeur cependant qu'il est chaud.</text:span></text:p>
      <text:p text:style-name="Contents_20_1"/>
      <text:p text:style-name="Contents_20_1"/>
      <text:p text:style-name="Contents_20_1"/>
      <text:p text:style-name="Heading"><text:span text:style-name="Titre_20_1_20_Car">II. ENTREE</text:span><text:span text:style-name="Police_20_par_20_défaut"><text:span text:style-name="T1">.</text:span></text:span></text:p>
      <text:p text:style-name="Heading"/>
      <text:p text:style-name="Heading"/>
      <text:p text:style-name="Standard"><text:span text:style-name="_3c_tech_3e_">Le Theatre represente vne Mer, auec vn combat naual en esloignement</text:span>, &amp; <text:span text:style-name="_3c_name_3e_">Venus</text:span> fait voir <text:span text:style-name="_3c_name_3e_">Marc-Antoine</text:span>, qui, pour suiure <text:span text:style-name="_3c_name_3e_">Cleopatre</text:span>, quitte l'espoir de la victoire qu'il alloit remporter ; &amp; elle fait remarquer à <text:span text:style-name="_3c_name_3e_">Mercure</text:span> que les Rameurs qui emportent ce Romain auec tant de vitesse, ne sont pas des Rameurs ordinaires, mais des Amours déguisez. En attendant qu'ils descendent de leur vaisseau, <text:span text:style-name="_3c_name_3e_">le Gouuerneur d'Egypte</text:span>, auec toute la jeunesse du Pays, attirée sur le port par l'arriuée de <text:span text:style-name="_3c_name_3e_">leur Reyne</text:span>, dansent la deuxiesme Entrée.</text:p>
      <text:p text:style-name="Heading"/>
      <text:p text:style-name="_3c_list_3e_"><text:span text:style-name="_3c_name_3e_">Le Gouuerneur d'Egypte</text:span><text:span text:style-name="Police_20_par_20_défaut">. </text:span><text:span text:style-name="_3c_persName_3e_">Le Duc de Saint-Aignan</text:span><text:span text:style-name="Police_20_par_20_défaut">.</text:span></text:p>
      <text:p text:style-name="_3c_list_3e_"><text:span text:style-name="_3c_name_3e_">La Gouuernante</text:span><text:span text:style-name="Police_20_par_20_défaut">, </text:span><text:span text:style-name="_3c_persName_3e_">Mademoiselle de Verpré</text:span><text:span text:style-name="Police_20_par_20_défaut">.</text:span></text:p>
      <text:p text:style-name="_3c_list_3e_"><text:span text:style-name="_3c_name_3e_">Hommes</text:span><text:span text:style-name="Police_20_par_20_défaut">. Messieurs </text:span><text:span text:style-name="_3c_persName_3e_">Verpré</text:span><text:span text:style-name="Police_20_par_20_défaut">, </text:span><text:span text:style-name="_3c_persName_3e_">Bruneau</text:span><text:span text:style-name="Police_20_par_20_défaut">, </text:span><text:span text:style-name="_3c_persName_3e_">Raynal</text:span><text:span text:style-name="Police_20_par_20_défaut">, </text:span><text:span text:style-name="_3c_persName_3e_">Des-Airs</text:span><text:span text:style-name="Police_20_par_20_défaut">.</text:span></text:p>
      <text:p text:style-name="_3c_list_3e_"><text:span text:style-name="_3c_name_3e_">Femmes</text:span><text:span text:style-name="Police_20_par_20_défaut">. Monsieur de </text:span><text:span text:style-name="_3c_persName_3e_">Souuille</text:span><text:span text:style-name="Police_20_par_20_défaut">, les sieurs de </text:span><text:span text:style-name="_3c_persName_3e_">Lorges</text:span><text:span text:style-name="Police_20_par_20_défaut">,</text:span></text:p>
      <text:p text:style-name="_3c_list_3e_"><text:span text:style-name="_3c_persName_3e_">Balthasar</text:span><text:span text:style-name="Police_20_par_20_défaut">, &amp; </text:span><text:span text:style-name="_3c_persName_3e_">Des-Airs le jeune</text:span><text:span text:style-name="Police_20_par_20_défaut">.</text:span></text:p>
      <text:p text:style-name="Heading"/>
      <text:p text:style-name="_3c_salute_3e_"><text:soft-page-break/><text:span text:style-name="Police_20_par_20_défaut"><text:span text:style-name="T1">Pour le </text:span></text:span><text:span text:style-name="_3c_persName_3e_"><text:span text:style-name="T1">Duc de Saint Aignan</text:span></text:span><text:span text:style-name="Police_20_par_20_défaut"><text:span text:style-name="T1">, representant,</text:span></text:span></text:p>
      <text:p text:style-name="_3c_salute_3e_"><text:span text:style-name="Police_20_par_20_défaut"><text:span text:style-name="T1">le </text:span></text:span><text:span text:style-name="_3c_name_3e_"><text:span text:style-name="T1">Gouuerneur d'Egypte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Par la bonté de deux differens Rois</text:span></text:p>
      <text:p text:style-name="_3c_l_3e_"><text:span text:style-name="Police_20_par_20_défaut">Dont l'vn peut tout en quoy qu'il entreprenne,</text:span></text:p>
      <text:p text:style-name="_3c_l_3e_"><text:span text:style-name="Police_20_par_20_défaut">Quel est mon poste, estant tout à la fois</text:span></text:p>
      <text:p text:style-name="_3c_l_3e_"><text:span text:style-name="Police_20_par_20_défaut">Le Gouuerneur d'Egypte &amp; de Touraine ?</text:span></text:p>
      <text:p text:style-name="_3c_l_3e_"><text:span text:style-name="Police_20_par_20_défaut">Pour la derniere elle est d'vn moindre prix,</text:span></text:p>
      <text:p text:style-name="_3c_l_3e_"><text:span text:style-name="Police_20_par_20_défaut">Elle n'a pas ces hautes Pyramides,</text:span></text:p>
      <text:p text:style-name="_3c_l_3e_"><text:span text:style-name="Police_20_par_20_défaut">Mais en reuanche, à ce que j'ay compris,</text:span></text:p>
      <text:p text:style-name="_3c_l_3e_"><text:span text:style-name="Police_20_par_20_défaut">Ses reuenus sont vn peu plus liquides,</text:span></text:p>
      <text:p text:style-name="_3c_l_3e_"><text:span text:style-name="Police_20_par_20_défaut">Et n'en déplaise au grand Roy Pharaon,</text:span></text:p>
      <text:p text:style-name="_3c_l_3e_"><text:span text:style-name="Police_20_par_20_défaut"><text:span text:style-name="T1">Viue </text:span></text:span><text:span text:style-name="_3c_persName_3e_"><text:span text:style-name="T1">LOVYS quatorziesme</text:span></text:span><text:span text:style-name="Police_20_par_20_défaut"><text:span text:style-name="T1"> du Nom</text:span></text:span></text:p>
      <text:p text:style-name="_3c_l_3e_"><text:span text:style-name="Police_20_par_20_défaut">Qui pourroit bien vn jour à son Domaine</text:span></text:p>
      <text:p text:style-name="_3c_l_3e_"><text:span text:style-name="Police_20_par_20_défaut">Joindre l'Egypte ainsi que la Touraine.</text:span></text:p>
      <text:p text:style-name="Contents_20_1"/>
      <text:p text:style-name="Contents_20_1"/>
      <text:p text:style-name="Standard"><text:span text:style-name="_3c_name_3e_">Marc-Antoine</text:span> &amp; <text:span text:style-name="_3c_name_3e_">Cleopatre</text:span> descendus les premiers, viennent faire vn recit en Dialogue accompagné <text:span text:style-name="_3c_tech_3e_">d'vne harmonie composée</text:span> de leurs esclaues.</text:p>
      <text:p text:style-name="Standard"/>
      <text:p text:style-name="Standard"/>
      <text:p text:style-name="P2"><text:span text:style-name="_3c_name_3e_">Marc-Antoine</text:span><text:span text:style-name="Police_20_par_20_défaut">. </text:span><text:span text:style-name="_3c_persName_3e_">Monsieur Blondel</text:span><text:span text:style-name="Police_20_par_20_défaut">.</text:span></text:p>
      <text:p text:style-name="_3c_list_3e_"><text:span text:style-name="_3c_name_3e_">Cleopatre</text:span><text:span text:style-name="Police_20_par_20_défaut">. </text:span><text:span text:style-name="_3c_persName_3e_">Mademoiselle Hylaire</text:span><text:span text:style-name="Police_20_par_20_défaut">.</text:span></text:p>
      <text:p text:style-name="_3c_list_3e_"><text:span text:style-name="_3c_name_3e_">Esclaues</text:span><text:span text:style-name="Police_20_par_20_défaut">. </text:span><text:span text:style-name="_3c_persName_3e_">Laquaisse</text:span><text:span text:style-name="Police_20_par_20_défaut">, </text:span><text:span text:style-name="_3c_persName_3e_">Marchand</text:span><text:span text:style-name="Police_20_par_20_défaut">, </text:span><text:span text:style-name="_3c_persName_3e_">la Fontaine</text:span><text:span text:style-name="Police_20_par_20_défaut">.</text:span></text:p>
      <text:p text:style-name="Heading"/>
      <text:p text:style-name="Heading"/>
      <text:h text:style-name="Heading_20_2" text:outline-level="2">DIALOGVE</text:h>
      <text:h text:style-name="Heading_20_2" text:outline-level="2">DE MARC-ANTOINE,</text:h>
      <text:h text:style-name="Heading_20_2" text:outline-level="2">ET DE CLEOPATRE.</text:h>
      <text:p text:style-name="Heading"/>
      <text:p text:style-name="Heading"/>
      <text:p text:style-name="_3c_label.speaker_3e_"><text:span text:style-name="_3c_name_3e_">MARC-ANTOIN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s text:c="3"/>Doutez-vous de mon feu, vous pour qui je soûpire ?</text:span></text:p>
      <text:p text:style-name="Contents_20_1"/>
      <text:p text:style-name="Contents_20_1"/>
      <text:p text:style-name="_3c_label.speaker_3e_"><text:span text:style-name="_3c_name_3e_">CLEOPAT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Ha ! qu'il vous coûte cher de me l'auoir prouué.</text:span></text:p>
      <text:p text:style-name="Contents_20_1"/>
      <text:p text:style-name="Contents_20_1"/>
      <text:p text:style-name="_3c_label.speaker_3e_"><text:span text:style-name="_3c_name_3e_">MARC-ANTOIN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<text:tab/>I'en ay perdu la Victoire &amp; l'Empire,</text:span></text:p>
      <text:p text:style-name="_3c_l_3e_"><text:span text:style-name="Police_20_par_20_défaut"><text:tab/>Et ne m'en suis point mal-trouué.</text:span></text:p>
      <text:p text:style-name="Contents_20_1"/>
      <text:p text:style-name="Contents_20_1"/>
      <text:p text:style-name="_3c_label.speaker_3e_"><text:span text:style-name="_3c_name_3e_">CLEOPATRE</text:span><text:span text:style-name="_3c_name_3e_"><text:span text:style-name="T1">.</text:span></text:span></text:p>
      <text:p text:style-name="Heading"/>
      <text:p text:style-name="Heading"/>
      <text:p text:style-name="_3c_l_3e_"><text:span text:style-name="Police_20_par_20_défaut">Vous auez tout quité pour me suiure sur l'onde,</text:span></text:p>
      <text:p text:style-name="_3c_l_3e_"><text:span text:style-name="Police_20_par_20_défaut"><text:tab/>Sans moy vous demeuriez vainqueur,</text:span></text:p>
      <text:p text:style-name="_3c_l_3e_"><text:span text:style-name="Police_20_par_20_défaut"><text:tab/>Et vous estiez Maistre du Monde</text:span></text:p>
      <text:p text:style-name="_3c_l_3e_"><text:span text:style-name="Police_20_par_20_défaut"><text:tab/>Comme vous l'estes de mon coeur</text:span></text:p>
      <text:p text:style-name="_3c_l_3e_"><text:span text:style-name="Police_20_par_20_défaut">Dont la tendresse est pour vous sans seconde.</text:span></text:p>
      <text:p text:style-name="_3c_l_3e_"><text:span text:style-name="Police_20_par_20_défaut"><text:tab/>Helas qu'auez-vous fait,</text:span></text:p>
      <text:p text:style-name="_3c_l_3e_"><text:span text:style-name="Police_20_par_20_défaut"><text:tab/>Amant fidelle, Amant parfait !</text:span></text:p>
      <text:p text:style-name="Contents_20_1"/>
      <text:p text:style-name="Contents_20_1"/>
      <text:p text:style-name="P3"><text:span text:style-name="_3c_name_3e_">MARC-ANTOINE.</text:span></text:p>
      <text:p text:style-name="Heading"/>
      <text:p text:style-name="Heading"/>
      <text:p text:style-name="_3c_l_3e_"><text:span text:style-name="Police_20_par_20_défaut"><text:s text:c="3"/>A mon amour j'ay fait ceder ma gloire,</text:span></text:p>
      <text:p text:style-name="_3c_l_3e_"><text:span text:style-name="Police_20_par_20_défaut">Iamais Amant ne fût si transporté,</text:span></text:p>
      <text:p text:style-name="_3c_l_3e_"><text:span text:style-name="Police_20_par_20_défaut">I'ay fait plus, je vous l'ay fait croire,</text:span></text:p>
      <text:p text:style-name="_3c_l_3e_"><text:span text:style-name="Police_20_par_20_défaut">Et par là me suis raquité</text:span></text:p>
      <text:p text:style-name="_3c_l_3e_"><text:span text:style-name="Police_20_par_20_défaut">De l'Empire &amp; de la Victoire.</text:span></text:p>
      <text:p text:style-name="Contents_20_1"/>
      <text:p text:style-name="Contents_20_1"/>
      <text:p text:style-name="_3c_label.speaker_3e_"><text:span text:style-name="_3c_name_3e_">CLEOPATRE, ET MARC-ANTOINE.</text:span></text:p>
      <text:p text:style-name="Heading"/>
      <text:p text:style-name="Heading"/>
      <text:p text:style-name="_3c_l_3e_"><text:span text:style-name="Police_20_par_20_défaut"><text:tab/>Non non pour viure heureux</text:span></text:p>
      <text:p text:style-name="_3c_l_3e_"><text:span text:style-name="Police_20_par_20_défaut"><text:tab/>Il faut estre amoureux,</text:span></text:p>
      <text:p text:style-name="_3c_l_3e_"><text:span text:style-name="Police_20_par_20_défaut"><text:tab/>De veritables feux</text:span></text:p>
      <text:p text:style-name="_3c_l_3e_"><text:span text:style-name="Police_20_par_20_défaut"><text:tab/>Bien prouuez entre deux personnes</text:span></text:p>
      <text:p text:style-name="_3c_l_3e_"><text:span text:style-name="Police_20_par_20_défaut"><text:tab/>Qui sçauent s'aymer tous deux,</text:span></text:p>
      <text:p text:style-name="_3c_l_3e_"><text:span text:style-name="Police_20_par_20_défaut"><text:tab/>Valent mieux que des Couronnes.</text:span></text:p>
      <text:p text:style-name="Contents_20_1"/>
      <text:p text:style-name="Contents_20_1"/>
      <text:p text:style-name="_3c_label.speaker_3e_"><text:span text:style-name="_3c_name_3e_">MARC-ANTOINE.</text:span></text:p>
      <text:p text:style-name="Heading"/>
      <text:p text:style-name="Heading"/>
      <text:p text:style-name="_3c_l_3e_"><text:span text:style-name="Police_20_par_20_défaut">Ie n'ay pû soûtenir vostre fuite impreueuë.</text:span></text:p>
      <text:p text:style-name="Contents_20_1"/>
      <text:p text:style-name="Contents_20_1"/>
      <text:p text:style-name="_3c_label.speaker_3e_"><text:span text:style-name="_3c_name_3e_">CLEOPATRE.</text:span></text:p>
      <text:p text:style-name="Heading"/>
      <text:p text:style-name="Heading"/>
      <text:p text:style-name="_3c_l_3e_"><text:span text:style-name="Police_20_par_20_défaut">Que ne demeuriez-vous sans vous en émouuoir.</text:span></text:p>
      <text:p text:style-name="Contents_20_1"/>
      <text:p text:style-name="Contents_20_1"/>
      <text:p text:style-name="_3c_label.speaker_3e_"><text:span text:style-name="_3c_name_3e_">MARC-ANTOINE.</text:span></text:p>
      <text:p text:style-name="Heading"/>
      <text:p text:style-name="Heading"/>
      <text:p text:style-name="_3c_l_3e_"><text:span text:style-name="Police_20_par_20_défaut"><text:s text:c="3"/>Pour quelque temps je vous perdois de veuë,</text:span></text:p>
      <text:p text:style-name="_3c_l_3e_"><text:span text:style-name="Police_20_par_20_défaut">Puis-je estre vn moment sans vous voir ?</text:span></text:p>
      <text:p text:style-name="Contents_20_1"/>
      <text:p text:style-name="Contents_20_1"/>
      <text:p text:style-name="P3"><text:span text:style-name="_3c_name_3e_">CLEOPATRE.</text:span></text:p>
      <text:p text:style-name="Heading"/>
      <text:p text:style-name="Heading"/>
      <text:p text:style-name="_3c_l_3e_"><text:span text:style-name="Police_20_par_20_défaut">Vous alliez remporter tout l'honneur de la guerre,</text:span></text:p>
      <text:p text:style-name="_3c_l_3e_"><text:span text:style-name="Police_20_par_20_défaut"><text:tab/>Sa fin couronnoit vos explois,</text:span></text:p>
      <text:p text:style-name="_3c_l_3e_"><text:span text:style-name="Police_20_par_20_défaut"><text:tab/>Et bien plus craint que le Tonnerre,</text:span></text:p>
      <text:p text:style-name="_3c_l_3e_"><text:span text:style-name="Police_20_par_20_défaut"><text:tab/>Vostre coeur estant sous mes loix</text:span></text:p>
      <text:p text:style-name="_3c_l_3e_"><text:span text:style-name="Police_20_par_20_défaut">Vous y mettiez le reste de la Terre.</text:span></text:p>
      <text:p text:style-name="_3c_l_3e_"><text:span text:style-name="Police_20_par_20_défaut"><text:tab/>Helas qu'auez-vous fait,</text:span></text:p>
      <text:p text:style-name="_3c_l_3e_"><text:span text:style-name="Police_20_par_20_défaut"><text:tab/>Amant fidelle, Amant parfait !</text:span></text:p>
      <text:p text:style-name="Contents_20_1"/>
      <text:p text:style-name="Contents_20_1"/>
      <text:p text:style-name="_3c_label.speaker_3e_"><text:span text:style-name="_3c_name_3e_">MARC-ANTOINE.</text:span></text:p>
      <text:p text:style-name="Heading"/>
      <text:p text:style-name="Heading"/>
      <text:p text:style-name="_3c_l_3e_"><text:span text:style-name="Police_20_par_20_défaut"><text:s text:c="3"/>A mon amour j'ay fait ceder ma gloire</text:span></text:p>
      <text:p text:style-name="_3c_l_3e_"><text:span text:style-name="Police_20_par_20_défaut">Si c'est vn mal il vous doit estre doux,</text:span></text:p>
      <text:p text:style-name="_3c_l_3e_"><text:span text:style-name="Police_20_par_20_défaut">C'est vn trait digne de memoire,</text:span></text:p>
      <text:p text:style-name="_3c_l_3e_"><text:span text:style-name="Police_20_par_20_défaut">Et qu'auois-je affaire sans vous</text:span></text:p>
      <text:p text:style-name="_3c_l_3e_"><text:span text:style-name="Police_20_par_20_défaut">De l'Empire, &amp; de la Victoire ?</text:span></text:p>
      <text:p text:style-name="Contents_20_1"/>
      <text:p text:style-name="Contents_20_1"/>
      <text:p text:style-name="_3c_label.speaker_3e_"><text:span text:style-name="_3c_name_3e_">MARC-ANTOINE, ET CLEOPATRE.</text:span></text:p>
      <text:p text:style-name="Heading"/>
      <text:p text:style-name="Heading"/>
      <text:p text:style-name="_3c_l_3e_"><text:span text:style-name="Police_20_par_20_défaut"><text:tab/>Non non pour viure heureux</text:span></text:p>
      <text:p text:style-name="_3c_l_3e_"><text:span text:style-name="Police_20_par_20_défaut"><text:tab/>Il faut estre, &amp;c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III. ENTREE.</text:span></text:span></text:p>
      <text:p text:style-name="Heading"/>
      <text:p text:style-name="Heading"/>
      <text:p text:style-name="Standard"><text:span text:style-name="_3c_name_3e_">Les Amours déguisez en Rameurs</text:span>, rauis d'auoir triomphé de l'ambition d'vn des plus grands guerriers du monde, témoignent leur joye par leur danse.</text:p>
      <text:p text:style-name="Standard"/>
      <text:p text:style-name="_3c_list_3e_"><text:span text:style-name="_3c_name_3e_">Amours déguisez en Rameurs.</text:span></text:p>
      <text:p text:style-name="_3c_list_3e_"><text:span text:style-name="Police_20_par_20_défaut">Les Sieurs </text:span><text:span text:style-name="_3c_persName_3e_">S. André</text:span><text:span text:style-name="Police_20_par_20_défaut">, </text:span><text:span text:style-name="_3c_persName_3e_">Le Chantre</text:span><text:span text:style-name="Police_20_par_20_défaut">, </text:span><text:span text:style-name="_3c_persName_3e_">Des-brosses</text:span><text:span text:style-name="Police_20_par_20_défaut">,</text:span></text:p>
      <text:p text:style-name="_3c_list_3e_"><text:span text:style-name="Police_20_par_20_défaut">&amp; </text:span><text:span text:style-name="_3c_persName_3e_">Magny</text:span><text:span text:style-name="Police_20_par_20_défaut">.</text:span></text:p>
      <text:p text:style-name="Heading"/>
      <text:p text:style-name="_3c_salute_3e_"><text:span text:style-name="Police_20_par_20_défaut">Pour des Amours déguisez en Rameurs.</text:span></text:p>
      <text:p text:style-name="Heading"/>
      <text:p text:style-name="Heading"/>
      <text:p text:style-name="_3c_l_3e_"><text:span text:style-name="Police_20_par_20_défaut"><text:s text:c="3"/>C'est veritablement vne Mer dangereuse</text:span></text:p>
      <text:p text:style-name="_3c_l_3e_"><text:span text:style-name="Police_20_par_20_défaut"><text:tab/>Que la Mer amoureuse,</text:span></text:p>
      <text:p text:style-name="_3c_l_3e_"><text:span text:style-name="Police_20_par_20_défaut">Mais quels sensibles biens les gens ont-ils receus</text:span></text:p>
      <text:p text:style-name="_3c_l_3e_"><text:span text:style-name="Police_20_par_20_défaut"><text:tab/>Qui n'ont jamais esté dessus ?</text:span></text:p>
      <text:p text:style-name="Contents_20_1"/>
      <text:p text:style-name="Contents_20_1"/>
      <text:p text:style-name="Heading"><text:span text:style-name="_3c_tech_3e_"><text:span text:style-name="T1">Concert d'Instrumens</text:span></text:span><text:span text:style-name="Police_20_par_20_défaut"><text:span text:style-name="T1">.</text:span></text:span></text:p>
      <text:p text:style-name="Heading"/>
      <text:p text:style-name="Heading"><text:span text:style-name="Police_20_par_20_défaut"><text:span text:style-name="T1">Les Sieurs </text:span></text:span><text:span text:style-name="_3c_persName_3e_"><text:span text:style-name="T1">le Grais</text:span></text:span><text:span text:style-name="Police_20_par_20_défaut"><text:span text:style-name="T1">, </text:span></text:span><text:span text:style-name="_3c_persName_3e_"><text:span text:style-name="T1">Le Roux</text:span></text:span><text:span text:style-name="Police_20_par_20_défaut"><text:span text:style-name="T1"> </text:span></text:span><text:span text:style-name="_3c_persName_3e_"><text:span text:style-name="T1">le Cadet</text:span></text:span><text:span text:style-name="Police_20_par_20_défaut"><text:span text:style-name="T1">, </text:span></text:span><text:span text:style-name="_3c_persName_3e_"><text:span text:style-name="T1">le Peintre</text:span></text:span><text:span text:style-name="Police_20_par_20_défaut"><text:span text:style-name="T1">,</text:span></text:span></text:p>
      <text:p text:style-name="Heading"><text:span text:style-name="_3c_persName_3e_"><text:span text:style-name="T1">Besson</text:span></text:span><text:span text:style-name="Police_20_par_20_défaut"><text:span text:style-name="T1">, </text:span></text:span><text:span text:style-name="_3c_persName_3e_"><text:span text:style-name="T1">Magny</text:span></text:span><text:span text:style-name="Police_20_par_20_défaut"><text:span text:style-name="T1">, </text:span></text:span><text:span text:style-name="_3c_persName_3e_"><text:span text:style-name="T1">Charlot</text:span></text:span><text:span text:style-name="Police_20_par_20_défaut"><text:span text:style-name="T1">, </text:span></text:span><text:span text:style-name="_3c_persName_3e_"><text:span text:style-name="T1">Allais</text:span></text:span><text:span text:style-name="Police_20_par_20_défaut"><text:span text:style-name="T1">, &amp; </text:span></text:span><text:span text:style-name="_3c_persName_3e_"><text:span text:style-name="T1">Heugé</text:span></text:span><text:span text:style-name="Police_20_par_20_défaut"><text:span text:style-name="T1">.</text:span></text:span></text:p>
      <text:p text:style-name="Heading"><text:soft-page-break/></text:p>
      <text:p text:style-name="Heading"/>
      <text:p text:style-name="Heading"/>
      <text:p text:style-name="Heading"><text:span text:style-name="Police_20_par_20_défaut"><text:span text:style-name="T1">IV. ENTREE.</text:span></text:span></text:p>
      <text:p text:style-name="Heading"/>
      <text:p text:style-name="Heading"/>
      <text:p text:style-name="Standard"><text:span text:style-name="_3c_name_3e_">Venus</text:span> fait paroistre aux yeux de <text:span text:style-name="_3c_name_3e_">Mercure</text:span> les jardins de Cerés, &amp; luy fait voir vne troupe d'Amours, qui pour liurer plus aisément <text:span text:style-name="_3c_name_3e_">Proserpine</text:span> à la passion de <text:span text:style-name="_3c_name_3e_">Pluton</text:span>, ont pris le visage &amp; l'habit de ses compagnes, &amp; sous pretexte d'vne promenade, l'ont fait sortir de ce Chasteau, si soigneusement fermé par sa mere.</text:p>
      <text:p text:style-name="Standard"/>
      <text:p text:style-name="_3c_list_3e_"><text:span text:style-name="_3c_name_3e_"><text:span text:style-name="T1">Proserpine</text:span></text:span><text:span text:style-name="Police_20_par_20_défaut"><text:span text:style-name="T1">. </text:span></text:span><text:span text:style-name="_3c_persName_3e_"><text:span text:style-name="T1">LA REYNE</text:span></text:span><text:span text:style-name="Police_20_par_20_défaut"><text:span text:style-name="T1">.</text:span></text:span></text:p>
      <text:p text:style-name="_3c_list_3e_"/>
      <text:p text:style-name="_3c_list_3e_"><text:span text:style-name="_3c_name_3e_">Ses Compagnes</text:span><text:span text:style-name="Police_20_par_20_défaut">. </text:span><text:span text:style-name="_3c_persName_3e_">Madame la Comtesse</text:span><text:span text:style-name="Police_20_par_20_défaut">, </text:span><text:span text:style-name="_3c_persName_3e_">Mademoiselle de</text:span></text:p>
      <text:p text:style-name="_3c_list_3e_"><text:span text:style-name="_3c_persName_3e_">Nemours</text:span><text:span text:style-name="Police_20_par_20_défaut">, </text:span><text:span text:style-name="_3c_persName_3e_">la Duchesse de Sully</text:span><text:span text:style-name="Police_20_par_20_défaut">, </text:span><text:span text:style-name="_3c_persName_3e_">la Duchesse de</text:span></text:p>
      <text:p text:style-name="_3c_list_3e_"><text:span text:style-name="_3c_persName_3e_">Crequy</text:span><text:span text:style-name="Police_20_par_20_défaut">, </text:span><text:span text:style-name="_3c_persName_3e_">la Duchesse de Luynes</text:span><text:span text:style-name="Police_20_par_20_défaut">, </text:span><text:span text:style-name="_3c_persName_3e_">Madame</text:span></text:p>
      <text:p text:style-name="_3c_list_3e_"><text:span text:style-name="_3c_persName_3e_">de Foix</text:span><text:span text:style-name="Police_20_par_20_défaut">, </text:span><text:span text:style-name="_3c_persName_3e_">Mademoiselle de Montausier</text:span><text:span text:style-name="Police_20_par_20_défaut">,</text:span></text:p>
      <text:p text:style-name="_3c_list_3e_"><text:span text:style-name="Police_20_par_20_défaut">&amp; </text:span><text:span text:style-name="_3c_persName_3e_">Mademoiselle d'Arquien</text:span><text:span text:style-name="Police_20_par_20_défaut">.</text:span></text:p>
      <text:p text:style-name="Heading"/>
      <text:p text:style-name="_3c_salute_3e_"><text:span text:style-name="Police_20_par_20_défaut"><text:span text:style-name="T1">Pour la </text:span></text:span><text:span text:style-name="_3c_persName_3e_"><text:span text:style-name="T1">REYNE</text:span></text:span><text:span text:style-name="Police_20_par_20_défaut"><text:span text:style-name="T1">, representant </text:span></text:span><text:span text:style-name="_3c_name_3e_"><text:span text:style-name="T1">PROSERPINE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Vne si grande Reyne est digne du grand Roy</text:span></text:p>
      <text:p text:style-name="_3c_l_3e_"><text:span text:style-name="Police_20_par_20_défaut">Qui de tant de Demons fait des suiets fidelles,</text:span></text:p>
      <text:p text:style-name="_3c_l_3e_"><text:span text:style-name="Police_20_par_20_défaut">Et ses charmans regards ont pleinement dequoy</text:span></text:p>
      <text:p text:style-name="_3c_l_3e_"><text:span text:style-name="Police_20_par_20_défaut">Fournir à l'entretien des flames eternelles.</text:span></text:p>
      <text:p text:style-name="Contents_20_1"/>
      <text:p text:style-name="_3c_l_3e_"><text:span text:style-name="Police_20_par_20_défaut"><text:s text:c="3"/>Brillante comme elle est non sans raison je doute</text:span></text:p>
      <text:p text:style-name="_3c_l_3e_"><text:span text:style-name="Police_20_par_20_défaut">Que sa blancheur extresme, &amp; sa viuacité</text:span></text:p>
      <text:p text:style-name="_3c_l_3e_"><text:span text:style-name="Police_20_par_20_défaut">Dans le profond Abisme ou chacun ne voit goûte</text:span></text:p>
      <text:p text:style-name="_3c_l_3e_"><text:span text:style-name="Police_20_par_20_défaut">Puis estre compatible auec l'obscurité.</text:span></text:p>
      <text:p text:style-name="Contents_20_1"/>
      <text:p text:style-name="_3c_l_3e_"><text:span text:style-name="Police_20_par_20_défaut"><text:s text:c="3"/>Mais à son jeune éclat digne de mille Autels</text:span></text:p>
      <text:p text:style-name="_3c_l_3e_"><text:span text:style-name="Police_20_par_20_défaut">De ce lieu tenebreux les ombres se bannissent,</text:span></text:p>
      <text:p text:style-name="_3c_l_3e_"><text:span text:style-name="Police_20_par_20_défaut">Elle y vient augmenter les tourmens immortels,</text:span></text:p>
      <text:p text:style-name="_3c_l_3e_"><text:span text:style-name="Police_20_par_20_défaut">Et les grands desespoirs qui jamais ne finissent.</text:span></text:p>
      <text:p text:style-name="Contents_20_1"/>
      <text:p text:style-name="_3c_l_3e_"><text:span text:style-name="Police_20_par_20_défaut"><text:s text:c="3"/>Des Enfers qu'elle change en Terres fortunées</text:span></text:p>
      <text:p text:style-name="_3c_l_3e_"><text:span text:style-name="Police_20_par_20_défaut">Sa presence suspend les cris, &amp; les clameurs,</text:span></text:p>
      <text:p text:style-name="_3c_l_3e_"><text:span text:style-name="Police_20_par_20_défaut">Et l'on n'auoit point veu chez les Ames damnées</text:span></text:p>
      <text:p text:style-name="_3c_l_3e_"><text:span text:style-name="Police_20_par_20_défaut">Vne si bonne vie, &amp; de si douces Moeurs.</text:span></text:p>
      <text:p text:style-name="Contents_20_1"/>
      <text:p text:style-name="Contents_20_1"/>
      <text:p text:style-name="_3c_salute_3e_"><text:span text:style-name="Police_20_par_20_défaut">Pour les </text:span><text:span text:style-name="_3c_name_3e_">Amours deguisez</text:span><text:span text:style-name="Police_20_par_20_défaut"> en Com</text:span><text:span text:style-name="Police_20_par_20_défaut"><text:span text:style-name="T3">p</text:span></text:span><text:span text:style-name="Police_20_par_20_défaut">agnes de </text:span><text:span text:style-name="_3c_persName_3e_">Proserpines</text:span><text:span text:style-name="Police_20_par_20_défaut"> [sic].</text:span></text:p>
      <text:p text:style-name="_3c_salute_3e_"/>
      <text:p text:style-name="_3c_salute_3e_"><text:soft-page-break/><text:span text:style-name="Police_20_par_20_défaut">Pour la </text:span><text:span text:style-name="_3c_persName_3e_">Comtesse de Soissons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Sous ces beaux cheueux noirs &amp; longs</text:span></text:p>
      <text:p text:style-name="_3c_l_3e_"><text:span text:style-name="Police_20_par_20_défaut"><text:tab/><text:tab/>Jusqu'aux talons,</text:span></text:p>
      <text:p text:style-name="_3c_l_3e_"><text:span text:style-name="Police_20_par_20_défaut">Et dans ces yeux Romains peut-estre</text:span></text:p>
      <text:p text:style-name="_3c_l_3e_"><text:span text:style-name="Police_20_par_20_défaut">L'Amour n'est pas si bien caché</text:span></text:p>
      <text:p text:style-name="_3c_l_3e_"><text:span text:style-name="Police_20_par_20_défaut">Qu'il ne soit facile à cognestre,</text:span></text:p>
      <text:p text:style-name="_3c_l_3e_"><text:span text:style-name="Police_20_par_20_défaut">Et qu'on n'en puisse estre touché.</text:span></text:p>
      <text:p text:style-name="Contents_20_1"/>
      <text:p text:style-name="Contents_20_1"/>
      <text:p text:style-name="_3c_salute_3e_"><text:span text:style-name="Police_20_par_20_défaut"><text:span text:style-name="T1">Pour </text:span></text:span><text:span text:style-name="_3c_persName_3e_"><text:span text:style-name="T1">Mademoiselle de Nemours</text:span></text:span><text:span text:style-name="Police_20_par_20_défaut"><text:span text:style-name="T1">, </text:span></text:span><text:span text:style-name="_3c_name_3e_"><text:span text:style-name="T1">Amour déguisé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tab/> <text:s text:c="2"/>Vous n'y sçauez pas grand finesse</text:span></text:p>
      <text:p text:style-name="_3c_l_3e_"><text:span text:style-name="Police_20_par_20_défaut"><text:tab/>Amour, de vous estre auisé</text:span></text:p>
      <text:p text:style-name="_3c_l_3e_"><text:span text:style-name="Police_20_par_20_défaut"><text:tab/>Pour paroistre mieux déguisé,</text:span></text:p>
      <text:p text:style-name="_3c_l_3e_"><text:span text:style-name="Police_20_par_20_défaut"><text:tab/>De prendre l'air &amp; la jeunesse</text:span></text:p>
      <text:p text:style-name="_3c_l_3e_"><text:span text:style-name="Police_20_par_20_défaut"><text:tab/>De cette charmante Princesse,</text:span></text:p>
      <text:p text:style-name="_3c_l_3e_"><text:span text:style-name="Police_20_par_20_défaut"><text:tab/>Allez chacun vous cognest,</text:span></text:p>
      <text:p text:style-name="_3c_l_3e_"><text:span text:style-name="Police_20_par_20_défaut"><text:tab/>Et vous ressent, qui pis est.</text:span></text:p>
      <text:p text:style-name="Contents_20_1"/>
      <text:p text:style-name="Contents_20_1"/>
      <text:p text:style-name="P1"><text:span text:style-name="Police_20_par_20_défaut">Pour la </text:span><text:span text:style-name="_3c_persName_3e_">Duchesse de Sully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 <text:s text:c="2"/>Amour veut qu'on se persuade</text:span></text:p>
      <text:p text:style-name="_3c_l_3e_"><text:span text:style-name="Police_20_par_20_défaut"><text:tab/>Qu'aux champs il estoit fort malade,</text:span></text:p>
      <text:p text:style-name="_3c_l_3e_"><text:span text:style-name="Police_20_par_20_défaut"><text:tab/>Mais tres-humble seruiteur</text:span></text:p>
      <text:p text:style-name="_3c_l_3e_"><text:span text:style-name="Police_20_par_20_défaut"><text:tab/>A ses finesses grossieres,</text:span></text:p>
      <text:p text:style-name="_3c_l_3e_"><text:span text:style-name="Police_20_par_20_défaut"><text:tab/>Il affecte ces manieres</text:span></text:p>
      <text:p text:style-name="_3c_l_3e_"><text:span text:style-name="Police_20_par_20_défaut"><text:tab/>De foiblesse &amp; de langueur</text:span></text:p>
      <text:p text:style-name="_3c_l_3e_"><text:span text:style-name="Police_20_par_20_défaut"><text:tab/>Pour aller plus droit au coeur.</text:span></text:p>
      <text:p text:style-name="Contents_20_1"/>
      <text:p text:style-name="Contents_20_1"/>
      <text:p text:style-name="_3c_salute_3e_"><text:span text:style-name="Police_20_par_20_défaut">Pour la </text:span><text:span text:style-name="_3c_persName_3e_">Duchesse de Crequy</text:span><text:span text:style-name="Police_20_par_20_défaut">, </text:span><text:span text:style-name="_3c_name_3e_">Amour déguisé</text:span><text:span text:style-name="Police_20_par_20_défaut">.</text:span></text:p>
      <text:p text:style-name="Contents_20_1"/>
      <text:p text:style-name="Contents_20_1"/>
      <text:p text:style-name="_3c_l_3e_"><text:span text:style-name="Police_20_par_20_défaut">Qvoy ? c'est donc vous, Amour, à qui dans le tumulte</text:span></text:p>
      <text:p text:style-name="_3c_l_3e_"><text:span text:style-name="Police_20_par_20_défaut">L'on fit vn si cruel, &amp; si barbare insulte,</text:span></text:p>
      <text:p text:style-name="_3c_l_3e_"><text:span text:style-name="Police_20_par_20_défaut">Et qui fustes naguere attaqué sur vn char</text:span></text:p>
      <text:p text:style-name="_3c_l_3e_"><text:span text:style-name="Police_20_par_20_défaut">Dans la superbe Ville ou commandoit Cesar ?</text:span></text:p>
      <text:p text:style-name="_3c_l_3e_"><text:span text:style-name="Police_20_par_20_défaut">Pour estre encor plus beau vous pristes l'apparence</text:span></text:p>
      <text:p text:style-name="_3c_l_3e_"><text:span text:style-name="Police_20_par_20_défaut">D'vne Femme la Gloire, &amp; l'Honneur de la France,</text:span></text:p>
      <text:p text:style-name="_3c_l_3e_"><text:span text:style-name="Police_20_par_20_défaut">Les delices des yeux, mais vne Femme enfin,</text:span></text:p>
      <text:p text:style-name="_3c_l_3e_"><text:span text:style-name="Police_20_par_20_défaut">Ne valoit-il pas mieux sans faire tant le fin</text:span></text:p>
      <text:p text:style-name="_3c_l_3e_"><text:span text:style-name="Police_20_par_20_défaut">D'vn air plus ingenu conduire cette affaire</text:span></text:p>
      <text:p text:style-name="_3c_l_3e_"><text:span text:style-name="Police_20_par_20_défaut">En jeune Adolescent vostre forme ordinaire ?</text:span></text:p>
      <text:p text:style-name="_3c_l_3e_"><text:span text:style-name="Police_20_par_20_défaut">Vous ne cachiez pas tant vostre Diuinité,</text:span></text:p>
      <text:p text:style-name="_3c_l_3e_"><text:span text:style-name="Police_20_par_20_défaut">Et vray-semblablement Rome en eut moins douté.</text:span></text:p>
      <text:p text:style-name="Contents_20_1"/>
      <text:p text:style-name="Contents_20_1"/>
      <text:p text:style-name="_3c_salute_3e_"><text:span text:style-name="Police_20_par_20_défaut">Pour la </text:span><text:span text:style-name="_3c_persName_3e_">Duchesse de Luynes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Amour, cherchez ailleurs que dans cette Beauté</text:span></text:p>
      <text:p text:style-name="_3c_l_3e_"><text:span text:style-name="Police_20_par_20_défaut">Pour vous mettre à couuert vn lieu de seureté,</text:span></text:p>
      <text:p text:style-name="_3c_l_3e_"><text:span text:style-name="Police_20_par_20_défaut">Car toute sa personne est plus propre qu'vne autre</text:span></text:p>
      <text:p text:style-name="_3c_l_3e_"><text:span text:style-name="Police_20_par_20_défaut">A découurir toute la vostre,</text:span></text:p>
      <text:p text:style-name="_3c_l_3e_"><text:span text:style-name="Police_20_par_20_défaut">Si vous pouuez mettez-vous dans son coeur</text:span></text:p>
      <text:p text:style-name="_3c_l_3e_"><text:span text:style-name="Police_20_par_20_défaut">Dont vous n'auez jamais esté vainqueur,</text:span></text:p>
      <text:p text:style-name="_3c_l_3e_"><text:span text:style-name="Police_20_par_20_défaut">C'est vn sejour agreable, mais rude</text:span></text:p>
      <text:p text:style-name="_3c_l_3e_"><text:span text:style-name="Police_20_par_20_défaut">A qui craindroit la solitude.</text:span></text:p>
      <text:p text:style-name="Contents_20_1"/>
      <text:p text:style-name="Contents_20_1"/>
      <text:p text:style-name="_3c_salute_3e_"><text:soft-page-break/><text:span text:style-name="Police_20_par_20_défaut">Pour </text:span><text:span text:style-name="_3c_persName_3e_">Madame de Foix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Sa jeunesse est bien tendre encore,</text:span></text:p>
      <text:p text:style-name="_3c_l_3e_"><text:span text:style-name="Police_20_par_20_défaut"><text:tab/>Et presque ne fait que d'éclore</text:span></text:p>
      <text:p text:style-name="_3c_l_3e_"><text:span text:style-name="Police_20_par_20_défaut">Et frape neantmoins quiconque l'aperçoit,</text:span></text:p>
      <text:p text:style-name="_3c_l_3e_"><text:span text:style-name="Police_20_par_20_défaut">Tantost c'est vne Fille &amp; tantost vne Femme</text:span></text:p>
      <text:p text:style-name="_3c_l_3e_"><text:span text:style-name="Police_20_par_20_défaut">Dont les traits delicats vont jusqu'au fond de l'ame,</text:span></text:p>
      <text:p text:style-name="_3c_l_3e_"><text:span text:style-name="Police_20_par_20_défaut">Et c'est l'Amour tout pur en quelque estat qu'il soit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Montausier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Que dans cette personne on vous vienne chercher,</text:span></text:p>
      <text:p text:style-name="_3c_l_3e_"><text:span text:style-name="Police_20_par_20_défaut">Que l'on vous y rencontre, Amour, cela peut estre,</text:span></text:p>
      <text:p text:style-name="_3c_l_3e_"><text:span text:style-name="Police_20_par_20_défaut">Elle a des qualitez à vous faire cognestre,</text:span></text:p>
      <text:p text:style-name="_3c_l_3e_"><text:span text:style-name="Police_20_par_20_défaut">Mais elle a de l'esprit aussi pour vous cacher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'Arquien</text:span><text:span text:style-name="Police_20_par_20_défaut">, </text:span><text:span text:style-name="_3c_name_3e_">Amour déguis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ous qui vous découurez par vne simple oeillade,</text:span></text:p>
      <text:p text:style-name="_3c_l_3e_"><text:span text:style-name="Police_20_par_20_défaut">Amour, considerez cét air doux &amp; ce port,</text:span></text:p>
      <text:p text:style-name="_3c_l_3e_"><text:span text:style-name="Police_20_par_20_défaut">Pouuez-vous là dessous vous mettre en embuscade</text:span></text:p>
      <text:p text:style-name="_3c_l_3e_"><text:span text:style-name="Police_20_par_20_défaut"><text:tab/>Sans estre connû d'abord ?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V. ENTREE.</text:span></text:span></text:p>
      <text:p text:style-name="Heading"/>
      <text:p text:style-name="Heading"/>
      <text:p text:style-name="Standard">D'autres <text:span text:style-name="_3c_name_3e_">Amours</text:span>, qui dans le mesme dessein ont <text:span text:style-name="_3c_tech_3e_">pris la figure des Iardiniers</text:span> de Cerés, cachent adroitement leurs fleches sous des fleurs, &amp; presentent à <text:span text:style-name="_3c_name_3e_">Proserpine</text:span> des Bouquets, dont la vertu secrette l'endort sur <text:span text:style-name="_3c_tech_3e_">vn lit de Gasons</text:span>.</text:p>
      <text:p text:style-name="Heading"/>
      <text:p text:style-name="_3c_list_3e_"><text:span text:style-name="_3c_name_3e_">Amours déguisez en Iardiniers de Cerés</text:span><text:span text:style-name="Police_20_par_20_défaut">.</text:span></text:p>
      <text:p text:style-name="_3c_list_3e_"><text:span text:style-name="_3c_persName_3e_">Monsieur le Duc</text:span><text:span text:style-name="Police_20_par_20_défaut">, </text:span><text:span text:style-name="_3c_persName_3e_">le Duc de Sully</text:span><text:span text:style-name="Police_20_par_20_défaut">, les Marquis</text:span></text:p>
      <text:p text:style-name="_3c_list_3e_"><text:span text:style-name="Police_20_par_20_défaut">de </text:span><text:span text:style-name="_3c_persName_3e_">Villequier</text:span><text:span text:style-name="Police_20_par_20_défaut">, &amp; de </text:span><text:span text:style-name="_3c_persName_3e_">Villeroy</text:span><text:span text:style-name="Police_20_par_20_défaut">, Messieurs</text:span></text:p>
      <text:p text:style-name="_3c_list_3e_"><text:span text:style-name="_3c_persName_3e_">du Pille</text:span><text:span text:style-name="Police_20_par_20_défaut">, &amp; </text:span><text:span text:style-name="_3c_persName_3e_">de la Lanne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onsieur le Duc</text:span><text:span text:style-name="Police_20_par_20_défaut">, </text:span><text:span text:style-name="_3c_name_3e_">Iardinier</text:span><text:span text:style-name="Police_20_par_20_défaut">.</text:span></text:p>
      <text:p text:style-name="Heading"><text:soft-page-break/></text:p>
      <text:p text:style-name="Heading"/>
      <text:p text:style-name="_3c_l_3e_"><text:span text:style-name="Police_20_par_20_défaut"><text:tab/> <text:s text:c="2"/>Voicy venir le bon Temps,</text:span></text:p>
      <text:p text:style-name="_3c_l_3e_"><text:span text:style-name="Police_20_par_20_défaut"><text:tab/>Et j'espere à ce Printemps</text:span></text:p>
      <text:p text:style-name="_3c_l_3e_"><text:span text:style-name="Police_20_par_20_défaut"><text:tab/>Ou les jours seront moins calmes</text:span></text:p>
      <text:p text:style-name="_3c_l_3e_"><text:span text:style-name="Police_20_par_20_défaut"><text:tab/>Cueillir &amp; Lauriers &amp; Palmes,</text:span></text:p>
      <text:p text:style-name="_3c_l_3e_"><text:span text:style-name="Police_20_par_20_défaut"><text:tab/>Ces plantes ont le fruit doux,</text:span></text:p>
      <text:p text:style-name="_3c_l_3e_"><text:span text:style-name="Police_20_par_20_défaut"><text:tab/>Elles sont nobles &amp; bonnes,</text:span></text:p>
      <text:p text:style-name="_3c_l_3e_"><text:span text:style-name="Police_20_par_20_défaut"><text:tab/>Et l'on sçait assez chez nous</text:span></text:p>
      <text:p text:style-name="_3c_l_3e_"><text:span text:style-name="Police_20_par_20_défaut"><text:tab/>L'Art d'en faire des Couronnes.</text:span></text:p>
      <text:p text:style-name="Contents_20_1"/>
      <text:p text:style-name="Contents_20_1"/>
      <text:p text:style-name="_3c_salute_3e_"><text:span text:style-name="Police_20_par_20_défaut">Pour le </text:span><text:span text:style-name="_3c_persName_3e_">Duc de Sully</text:span><text:span text:style-name="Police_20_par_20_défaut">, </text:span><text:span text:style-name="_3c_name_3e_">Iardinier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n jeune Iardinier n'est pas si curieux</text:span></text:p>
      <text:p text:style-name="_3c_l_3e_"><text:span text:style-name="Police_20_par_20_défaut">De son propre jardin que de celuy d'vn autre,</text:span></text:p>
      <text:p text:style-name="_3c_l_3e_"><text:span text:style-name="Police_20_par_20_défaut">Mais vous ne sçauriez faire mieux</text:span></text:p>
      <text:p text:style-name="_3c_l_3e_"><text:span text:style-name="Police_20_par_20_défaut">Que de bien trauailler au vostre.</text:span></text:p>
      <text:p text:style-name="Contents_20_1"/>
      <text:p text:style-name="Contents_20_1"/>
      <text:p text:style-name="_3c_salute_3e_"><text:span text:style-name="Police_20_par_20_défaut">Pour le </text:span><text:span text:style-name="_3c_persName_3e_">Marquis de Villequier</text:span><text:span text:style-name="Police_20_par_20_défaut">, </text:span><text:span text:style-name="_3c_name_3e_">Iardinier</text:span><text:span text:style-name="Police_20_par_20_défaut">.</text:span></text:p>
      <text:p text:style-name="Contents_20_1"/>
      <text:p text:style-name="Contents_20_1"/>
      <text:p text:style-name="_3c_l_3e_"><text:span text:style-name="Police_20_par_20_défaut"><text:s text:c="3"/>Nous aymons bien les fleurs qui ne sont pas les nostres</text:span></text:p>
      <text:p text:style-name="_3c_l_3e_"><text:span text:style-name="Police_20_par_20_défaut">Quoy que nous prisions fort celles qui sont à nous,</text:span></text:p>
      <text:p text:style-name="_3c_l_3e_"><text:span text:style-name="Police_20_par_20_défaut">Et je trouue qu'il est quelquefois assez doux</text:span></text:p>
      <text:p text:style-name="_3c_l_3e_"><text:span text:style-name="Police_20_par_20_défaut">De faire des Bouquets dans le jardin des autres.</text:span></text:p>
      <text:p text:style-name="Contents_20_1"/>
      <text:p text:style-name="Contents_20_1"/>
      <text:p text:style-name="_3c_salute_3e_"><text:span text:style-name="Police_20_par_20_défaut">Pour le </text:span><text:span text:style-name="_3c_persName_3e_">Marquis de Villeroy</text:span><text:span text:style-name="Police_20_par_20_défaut">, </text:span><text:span text:style-name="_3c_pb_3e_">Iardinier</text:span><text:span text:style-name="Police_20_par_20_défaut">.</text:span></text:p>
      <text:p text:style-name="Contents_20_1"/>
      <text:p text:style-name="Contents_20_1"/>
      <text:p text:style-name="_3c_l_3e_"><text:span text:style-name="Police_20_par_20_défaut"><text:s text:c="3"/>N'imitez pas ces gens qui par vn grand abus</text:span></text:p>
      <text:p text:style-name="_3c_l_3e_"><text:span text:style-name="Police_20_par_20_défaut"><text:tab/>Pour vn Terroir de bibus</text:span></text:p>
      <text:p text:style-name="_3c_l_3e_"><text:span text:style-name="Police_20_par_20_défaut">Abandonnent vn champ fertille, gras, &amp; riche :</text:span></text:p>
      <text:p text:style-name="_3c_l_3e_"><text:span text:style-name="Police_20_par_20_défaut"><text:tab/>Car la pluspart aujourd'huy</text:span></text:p>
      <text:p text:style-name="_3c_l_3e_"><text:span text:style-name="Police_20_par_20_défaut"><text:tab/>Laissent leur jardin en friche</text:span></text:p>
      <text:p text:style-name="_3c_l_3e_"><text:span text:style-name="Police_20_par_20_défaut"><text:tab/>Et trauaillent chez autruy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VI. ENTREE.</text:span></text:span></text:p>
      <text:p text:style-name="Heading"><text:soft-page-break/></text:p>
      <text:p text:style-name="Heading"/>
      <text:p text:style-name="Standard"><text:span text:style-name="_3c_name_3e_">Pluton</text:span>, se seruant d'vne occasion si fauorable <text:span text:style-name="_3c_tech_3e_">sort des Enfers</text:span>, &amp; vient enleuer la <text:span text:style-name="_3c_name_3e_">Nymphe</text:span> endormie. Mais <text:span text:style-name="_3c_name_3e_">Venus</text:span> fait remarquer à <text:span text:style-name="_3c_name_3e_">Mercure</text:span>, que ce Dieu sousterrain craignant que <text:span text:style-name="_3c_name_3e_">les Demons</text:span>, qui l'accompagnent d'ordinaire, ne sçeussent pas garder, en cette occasion, tout le respect deû aux beautez de <text:span text:style-name="_3c_name_3e_">Proserpine</text:span>, auoit emprunté le secours de <text:span text:style-name="_3c_tech_3e_">six Amours qu'il auoit fait vestir de sa liurée</text:span>, pour le suiure en cette expedition.</text:p>
      <text:p text:style-name="Heading"/>
      <text:p text:style-name="_3c_list_3e_"><text:span text:style-name="_3c_persName_3e_">Le Comte d'Armagnac</text:span><text:span text:style-name="Police_20_par_20_défaut">. </text:span><text:span text:style-name="_3c_name_3e_">Pluton</text:span><text:span text:style-name="Police_20_par_20_défaut">.</text:span></text:p>
      <text:p text:style-name="_3c_list_3e_"><text:span text:style-name="_3c_name_3e_">Demons</text:span><text:span text:style-name="Police_20_par_20_défaut">. </text:span><text:span text:style-name="_3c_persName_3e_">Le Comte du Lude</text:span><text:span text:style-name="Police_20_par_20_défaut">, </text:span><text:span text:style-name="_3c_persName_3e_">le Marquis de Genlis</text:span><text:span text:style-name="Police_20_par_20_défaut">,</text:span></text:p>
      <text:p text:style-name="_3c_list_3e_"><text:span text:style-name="Police_20_par_20_défaut">Messieurs </text:span><text:span text:style-name="_3c_persName_3e_">Mollier</text:span><text:span text:style-name="Police_20_par_20_défaut">, </text:span><text:span text:style-name="_3c_persName_3e_">d'Heureux</text:span><text:span text:style-name="Police_20_par_20_défaut">, </text:span><text:span text:style-name="_3c_persName_3e_">Beauchamp</text:span><text:span text:style-name="Police_20_par_20_défaut">,</text:span></text:p>
      <text:p text:style-name="_3c_list_3e_"><text:span text:style-name="Police_20_par_20_défaut">&amp; </text:span><text:span text:style-name="_3c_persName_3e_">le Sieur de Lorge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le Comte d'Armagnac</text:span><text:span text:style-name="Police_20_par_20_défaut">, </text:span><text:span text:style-name="_3c_name_3e_">Pluto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Pourquoy faut-il qu'on nous dépeigne</text:span></text:p>
      <text:p text:style-name="_3c_l_3e_"><text:span text:style-name="Police_20_par_20_défaut">L'Enfer &amp; son Monarque aussi noirs que charbon</text:span></text:p>
      <text:p text:style-name="_3c_l_3e_"><text:span text:style-name="Police_20_par_20_défaut">Si ce n'est afin qu'on les craigne ?</text:span></text:p>
      <text:p text:style-name="_3c_l_3e_"><text:span text:style-name="Police_20_par_20_défaut">Si par le Roy l'on peut juger du Regne,</text:span></text:p>
      <text:p text:style-name="_3c_l_3e_"><text:span text:style-name="Police_20_par_20_défaut">Qu'il y fait beau, qu'il y fait bon.</text:span></text:p>
      <text:p text:style-name="Standard"/>
      <text:p text:style-name="Standard"/>
      <text:p text:style-name="_3c_salute_3e_"><text:span text:style-name="Police_20_par_20_défaut">Pour </text:span><text:span text:style-name="_3c_persName_3e_">le Comte du Lude</text:span><text:span text:style-name="Police_20_par_20_défaut">, </text:span><text:span text:style-name="_3c_name_3e_">Demon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Il n'est Demon dans les Enfers</text:span></text:p>
      <text:p text:style-name="_3c_l_3e_"><text:span text:style-name="Police_20_par_20_défaut">Bruslé de plus de feux, chargé de plus de fers,</text:span></text:p>
      <text:p text:style-name="_3c_l_3e_"><text:span text:style-name="Police_20_par_20_défaut">O qu'il sçait bien icy se passer de lumiere !</text:span></text:p>
      <text:p text:style-name="_3c_l_3e_"><text:span text:style-name="Police_20_par_20_défaut"><text:tab/>Qu'il bat de pays par tout,</text:span></text:p>
      <text:p text:style-name="_3c_l_3e_"><text:span text:style-name="Police_20_par_20_défaut"><text:tab/>Allant de chaudiere en chaudiere</text:span></text:p>
      <text:p text:style-name="_3c_l_3e_"><text:span text:style-name="Police_20_par_20_défaut"><text:tab/>Prendre garde si l'huile bout :</text:span></text:p>
      <text:p text:style-name="_3c_l_3e_"><text:span text:style-name="Police_20_par_20_défaut"><text:tab/>Dans vne rage forcenée</text:span></text:p>
      <text:p text:style-name="_3c_l_3e_"><text:span text:style-name="Police_20_par_20_défaut"><text:tab/>Il se porte aux derniers efforts</text:span></text:p>
      <text:p text:style-name="_3c_l_3e_"><text:span text:style-name="Police_20_par_20_défaut">Mais je ne la croy pas tellement acharnée</text:span></text:p>
      <text:p text:style-name="_3c_l_3e_"><text:span text:style-name="Police_20_par_20_défaut"><text:tab/>Contre vne pauure Ame damnée</text:span></text:p>
      <text:p text:style-name="_3c_l_3e_"><text:span text:style-name="Police_20_par_20_défaut"><text:tab/>Qu'il en aille oublier le corp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le Marquis de Saucour</text:span><text:span text:style-name="Police_20_par_20_défaut">, qui deuoit represent[e]r </text:span><text:span text:style-name="_3c_name_3e_">vn Demo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Non ce n'est point icy le Demon de Brutus,</text:span></text:p>
      <text:p text:style-name="_3c_l_3e_"><text:span text:style-name="Police_20_par_20_défaut"><text:tab/><text:tab/>Ny de Socrate,</text:span></text:p>
      <text:p text:style-name="_3c_l_3e_"><text:soft-page-break/><text:span text:style-name="Police_20_par_20_défaut">Par d'autres qualitez &amp; par d'autres Vertus</text:span></text:p>
      <text:p text:style-name="_3c_l_3e_"><text:span text:style-name="Police_20_par_20_défaut"><text:tab/><text:tab/>Sa gloire éclate.</text:span></text:p>
      <text:p text:style-name="Contents_20_1"/>
      <text:p text:style-name="_3c_l_3e_"><text:span text:style-name="Police_20_par_20_défaut"><text:s text:c="3"/>Sous la forme d'vn Homme il prouue ce qu'il est</text:span></text:p>
      <text:p text:style-name="_3c_l_3e_"><text:span text:style-name="Police_20_par_20_défaut"><text:tab/><text:tab/>Doux, sociable,</text:span></text:p>
      <text:p text:style-name="_3c_l_3e_"><text:span text:style-name="Police_20_par_20_défaut">Sous la forme d'vn Homme aussi l'on recognest</text:span></text:p>
      <text:p text:style-name="_3c_l_3e_"><text:span text:style-name="Police_20_par_20_défaut"><text:tab/><text:tab/>Que c'est le Diable.</text:span></text:p>
      <text:p text:style-name="Contents_20_1"/>
      <text:p text:style-name="_3c_l_3e_"><text:span text:style-name="Police_20_par_20_défaut"><text:s text:c="3"/>Le bruit de ses explois confond les plus hardis</text:span></text:p>
      <text:p text:style-name="_3c_l_3e_"><text:span text:style-name="Police_20_par_20_défaut"><text:tab/><text:tab/>Et les plus masles,</text:span></text:p>
      <text:p text:style-name="_3c_l_3e_"><text:span text:style-name="Police_20_par_20_défaut">Les Meres sont au guet, les Amans interdis,</text:span></text:p>
      <text:p text:style-name="_3c_l_3e_"><text:span text:style-name="Police_20_par_20_défaut"><text:tab/><text:tab/>Les Maris pasles.</text:span></text:p>
      <text:p text:style-name="Contents_20_1"/>
      <text:p text:style-name="_3c_l_3e_"><text:span text:style-name="Police_20_par_20_défaut"><text:s text:c="3"/>Contre ce fort Demon voyez-vous aujourd'huy</text:span></text:p>
      <text:p text:style-name="_3c_l_3e_"><text:span text:style-name="Police_20_par_20_défaut"><text:tab/><text:tab/>Femme qui tienne ?</text:span></text:p>
      <text:p text:style-name="_3c_l_3e_"><text:span text:style-name="Police_20_par_20_défaut">Et toutes cependant sont contentes de luy</text:span></text:p>
      <text:p text:style-name="_3c_l_3e_"><text:span text:style-name="Police_20_par_20_défaut"><text:tab/><text:tab/>Iusqu'à la sienne.</text:span></text:p>
      <text:p text:style-name="Heading"/>
      <text:p text:style-name="_3c_l_3e_"><text:span text:style-name="Police_20_par_20_défaut"><text:s text:c="3"/>Sa reputation deuant qu'il soit connu</text:span></text:p>
      <text:p text:style-name="_3c_l_3e_"><text:span text:style-name="Police_20_par_20_défaut"><text:tab/><text:tab/>Faisant qu'on l'ayme,</text:span></text:p>
      <text:p text:style-name="_3c_l_3e_"><text:span text:style-name="Police_20_par_20_défaut">Telle cede à son Nom qui peut-estre eut tenu</text:span></text:p>
      <text:p text:style-name="_3c_l_3e_"><text:span text:style-name="Police_20_par_20_défaut"><text:tab/><text:tab/>Contre luy-mesme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le Marquis de Genlis</text:span><text:span text:style-name="Police_20_par_20_défaut">, </text:span><text:span text:style-name="_3c_name_3e_">Demo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Ha voicy la Beauté qui meritoit la pomme !</text:span></text:p>
      <text:p text:style-name="_3c_l_3e_"><text:span text:style-name="Police_20_par_20_défaut"><text:tab/>Est-ce vn Homme tout de bon</text:span></text:p>
      <text:p text:style-name="_3c_l_3e_"><text:span text:style-name="Police_20_par_20_défaut"><text:tab/>Qui represente vn Demon,</text:span></text:p>
      <text:p text:style-name="_3c_l_3e_"><text:span text:style-name="Police_20_par_20_défaut">Ou si c'est vn Demon qui represente vn Homme ?</text:span></text:p>
      <text:p text:style-name="Contents_20_1"/>
      <text:p text:style-name="Contents_20_1"/>
      <text:p text:style-name="_3c_list_3e_"><text:span text:style-name="_3c_tech_3e_">Concert</text:span><text:span text:style-name="Police_20_par_20_défaut"> de </text:span><text:span text:style-name="_3c_name_3e_">Bergers</text:span><text:span text:style-name="Police_20_par_20_défaut">.</text:span></text:p>
      <text:p text:style-name="_3c_list_3e_"/>
      <text:p text:style-name="_3c_list_3e_"><text:span text:style-name="Police_20_par_20_défaut">Les Sieurs </text:span><text:span text:style-name="_3c_persName_3e_">Piesche</text:span><text:span text:style-name="Police_20_par_20_défaut">, </text:span><text:span text:style-name="_3c_persName_3e_">Descousteaux</text:span><text:span text:style-name="Police_20_par_20_défaut">, </text:span><text:span text:style-name="_3c_persName_3e_">les trois Hotterres</text:span><text:span text:style-name="Police_20_par_20_défaut">,</text:span></text:p>
      <text:p text:style-name="_3c_list_3e_"><text:span text:style-name="_3c_persName_3e_">Destouches</text:span><text:span text:style-name="Police_20_par_20_défaut">, </text:span><text:span text:style-name="_3c_persName_3e_">Besson</text:span><text:span text:style-name="Police_20_par_20_défaut">, </text:span><text:span text:style-name="_3c_persName_3e_">le Peintre</text:span><text:span text:style-name="Police_20_par_20_défaut">, </text:span><text:span text:style-name="_3c_persName_3e_">le Roux l'aisné</text:span><text:span text:style-name="Police_20_par_20_défaut">,</text:span></text:p>
      <text:p text:style-name="_3c_list_3e_"><text:span text:style-name="_3c_persName_3e_">Charlot</text:span><text:span text:style-name="Police_20_par_20_défaut">, </text:span><text:span text:style-name="_3c_persName_3e_">Heugé</text:span><text:span text:style-name="Police_20_par_20_défaut">, </text:span><text:span text:style-name="_3c_persName_3e_">la Riuiere</text:span><text:span text:style-name="Police_20_par_20_défaut">, </text:span><text:span text:style-name="_3c_persName_3e_">Roullé</text:span><text:span text:style-name="Police_20_par_20_défaut">,</text:span></text:p>
      <text:p text:style-name="_3c_list_3e_"><text:span text:style-name="_3c_persName_3e_">Huguenet</text:span><text:span text:style-name="Police_20_par_20_défaut">, </text:span><text:span text:style-name="_3c_persName_3e_">le Grais</text:span><text:span text:style-name="Police_20_par_20_défaut">, </text:span><text:span text:style-name="_3c_persName_3e_">Marchand</text:span><text:span text:style-name="Police_20_par_20_défaut">,</text:span></text:p>
      <text:p text:style-name="_3c_list_3e_"><text:span text:style-name="_3c_persName_3e_">Laquaisse</text:span><text:span text:style-name="Police_20_par_20_défaut">, &amp; </text:span><text:span text:style-name="_3c_persName_3e_">la Fontaine</text:span><text:span text:style-name="Police_20_par_20_défaut">.</text:span></text:p>
      <text:p text:style-name="Heading"/>
      <text:p text:style-name="Heading"/>
      <text:p text:style-name="Heading"><text:span text:style-name="Police_20_par_20_défaut"><text:span text:style-name="T1">RECIT CHAMPESTRE.</text:span></text:span></text:p>
      <text:p text:style-name="Heading"/>
      <text:p text:style-name="Heading"/>
      <text:p text:style-name="_3c_l_3e_"><text:span text:style-name="Police_20_par_20_défaut">Guerriers, il ne faut pas faire vn mauuais vsage</text:span></text:p>
      <text:p text:style-name="_3c_l_3e_"><text:span text:style-name="Police_20_par_20_défaut"><text:tab/>Des plus beaux jours de vostre âge,</text:span></text:p>
      <text:p text:style-name="_3c_l_3e_"><text:span text:style-name="Police_20_par_20_défaut"><text:tab/>Vous en rendrez quelque jour</text:span></text:p>
      <text:p text:style-name="_3c_l_3e_"><text:span text:style-name="Police_20_par_20_défaut"><text:tab/><text:tab/>Conte à l'Amour.</text:span></text:p>
      <text:p text:style-name="Contents_20_1"/>
      <text:p text:style-name="_3c_l_3e_"><text:span text:style-name="Police_20_par_20_défaut">Passez dans les plaisirs la fleur de vos années,</text:span></text:p>
      <text:p text:style-name="_3c_l_3e_"><text:soft-page-break/><text:span text:style-name="Police_20_par_20_défaut"><text:tab/>Et vos plus belles journées,</text:span></text:p>
      <text:p text:style-name="_3c_l_3e_"><text:span text:style-name="Police_20_par_20_défaut"><text:tab/>Vous en rendrez quelque jour</text:span></text:p>
      <text:p text:style-name="_3c_l_3e_"><text:span text:style-name="Police_20_par_20_défaut"><text:tab/><text:tab/>Conte à l'Amour.</text:span></text:p>
      <text:p text:style-name="Heading"/>
      <text:p text:style-name="Heading"/>
      <text:p text:style-name="Heading"/>
      <text:p text:style-name="Heading"><text:span text:style-name="Police_20_par_20_défaut"><text:span text:style-name="T1">VII. ENTREE.</text:span></text:span></text:p>
      <text:p text:style-name="Heading"/>
      <text:p text:style-name="Heading"/>
      <text:p text:style-name="Standard"><text:span text:style-name="_3c_tech_3e_">Dans l'auenuë du Palais enchanté d'Armide</text:span>, <text:span text:style-name="_3c_tech_3e_">des Amours déguisez en Bergers</text:span> tachent par <text:span text:style-name="_3c_tech_3e_">leur chant, &amp; le son de leurs instruments</text:span>, à retenir <text:span text:style-name="_3c_name_3e_">Regnaut</text:span> auprés de la beauté dont il est aymé. Mais ce Guerrier detrompé, n'escoute que la <text:span text:style-name="_3c_name_3e_">Gloire</text:span> qui l'appelle, &amp; suit constamment <text:span text:style-name="_3c_name_3e_">les deux bons Cheualiers</text:span>, qui le sont venus deliurer de cette agreable prison.</text:p>
      <text:p text:style-name="Standard"/>
      <text:p text:style-name="_3c_list_3e_"><text:span text:style-name="_3c_persName_3e_">LE ROY</text:span><text:span text:style-name="Police_20_par_20_défaut">. Representant </text:span><text:span text:style-name="_3c_name_3e_">Regnaut</text:span><text:span text:style-name="Police_20_par_20_défaut">.</text:span></text:p>
      <text:p text:style-name="_3c_list_3e_"><text:span text:style-name="_3c_name_3e_">Cheualiers</text:span><text:span text:style-name="Police_20_par_20_défaut">. </text:span><text:span text:style-name="_3c_persName_3e_">Le Marquis de Rassan</text:span><text:span text:style-name="Police_20_par_20_défaut">, &amp; </text:span><text:span text:style-name="_3c_persName_3e_">le Sieur Raynal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LE ROY</text:span><text:span text:style-name="Police_20_par_20_défaut">, representant </text:span><text:span text:style-name="_3c_name_3e_">Regnaut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<text:tab/>Sage &amp; vaillant</text:span></text:p>
      <text:p text:style-name="_3c_l_3e_"><text:span text:style-name="Police_20_par_20_défaut">Rien ne peut égaler ses trauaux &amp; ses peines,</text:span></text:p>
      <text:p text:style-name="_3c_l_3e_"><text:span text:style-name="Police_20_par_20_défaut">Le sang de Charlemagne heroïque &amp; boüillant</text:span></text:p>
      <text:p text:style-name="_3c_l_3e_"><text:span text:style-name="Police_20_par_20_défaut">A pris vn nouueau feu dans ses Royales vaines,</text:span></text:p>
      <text:p text:style-name="_3c_l_3e_"><text:span text:style-name="Police_20_par_20_défaut">Son coeur est genereux, est noble, est fier, est grand,</text:span></text:p>
      <text:p text:style-name="_3c_l_3e_"><text:span text:style-name="Police_20_par_20_défaut">De tous les autres coeurs c'est le plus magnanime,</text:span></text:p>
      <text:p text:style-name="_3c_l_3e_"><text:span text:style-name="Police_20_par_20_défaut">Vn coeur de vray Monarque, vn coeur de Conquerant,</text:span></text:p>
      <text:p text:style-name="_3c_l_3e_"><text:span text:style-name="Police_20_par_20_défaut">Qui court apres l'honneur &amp; qui cherche l'estime,</text:span></text:p>
      <text:p text:style-name="_3c_l_3e_"><text:span text:style-name="Police_20_par_20_défaut">C'est là précisément tout ce que j'en diray,</text:span></text:p>
      <text:p text:style-name="_3c_l_3e_"><text:span text:style-name="Police_20_par_20_défaut">Et quelque autre talent qui luy tombe en partage,</text:span></text:p>
      <text:p text:style-name="_3c_l_3e_"><text:span text:style-name="Police_20_par_20_défaut">Sur le fait de ce coeur je ne m'expliqueray</text:span></text:p>
      <text:p text:style-name="_3c_l_3e_"><text:span text:style-name="Police_20_par_20_défaut"><text:tab/><text:tab/>Pas dauantage.</text:span></text:p>
      <text:p text:style-name="Contents_20_1"/>
      <text:p text:style-name="_3c_l_3e_"><text:span text:style-name="Police_20_par_20_défaut"><text:tab/><text:tab/>Les plus grands Rois</text:span></text:p>
      <text:p text:style-name="_3c_l_3e_"><text:span text:style-name="Police_20_par_20_défaut">Ne laissent pas pourtant d'estre ce que nous sommes,</text:span></text:p>
      <text:p text:style-name="_3c_l_3e_"><text:span text:style-name="Police_20_par_20_défaut">Au moins s'ils ne le sont, par de certains endrois</text:span></text:p>
      <text:p text:style-name="_3c_l_3e_"><text:span text:style-name="Police_20_par_20_défaut">Ils ont beaucoup de l'air de tous les autres hommes :</text:span></text:p>
      <text:p text:style-name="_3c_l_3e_"><text:span text:style-name="Police_20_par_20_défaut">Quand il est question de former vn Héros,</text:span></text:p>
      <text:p text:style-name="_3c_l_3e_"><text:span text:style-name="Police_20_par_20_défaut">A le rendre parfait trois choses contribuënt,</text:span></text:p>
      <text:p text:style-name="_3c_l_3e_"><text:span text:style-name="Police_20_par_20_défaut">Et sans se relascher il est tres à propos</text:span></text:p>
      <text:p text:style-name="_3c_l_3e_"><text:span text:style-name="Police_20_par_20_défaut">Que ces trois choses là sur ce point s'éuertuënt,</text:span></text:p>
      <text:p text:style-name="_3c_l_3e_"><text:span text:style-name="Police_20_par_20_défaut">Par chacune des trois il est si haut placé,</text:span></text:p>
      <text:p text:style-name="_3c_l_3e_"><text:span text:style-name="Police_20_par_20_défaut">Chacune y met la main, le polit, &amp; l'éleue,</text:span></text:p>
      <text:p text:style-name="_3c_l_3e_"><text:span text:style-name="Police_20_par_20_défaut">La Nature &amp; la Gloire ont-elles commencé ?</text:span></text:p>
      <text:p text:style-name="_3c_l_3e_"><text:span text:style-name="Police_20_par_20_défaut"><text:tab/><text:tab/>L'Amour acheue.</text:span></text:p>
      <text:p text:style-name="Contents_20_1"/>
      <text:p text:style-name="_3c_l_3e_"><text:span text:style-name="Police_20_par_20_défaut"><text:tab/><text:tab/>Quelques momens</text:span></text:p>
      <text:p text:style-name="_3c_l_3e_"><text:span text:style-name="Police_20_par_20_défaut">Ou de Dance, ou de Chasse, ou d'autres exercices</text:span></text:p>
      <text:p text:style-name="_3c_l_3e_"><text:span text:style-name="Police_20_par_20_défaut">Du plus grand des Humains sont les amusemens,</text:span></text:p>
      <text:p text:style-name="_3c_l_3e_"><text:span text:style-name="Police_20_par_20_défaut">Mais de son seul deuoir composer ses delices,</text:span></text:p>
      <text:p text:style-name="_3c_l_3e_"><text:span text:style-name="Police_20_par_20_défaut">Et pour executer tout ce qu'ont resolu</text:span></text:p>
      <text:p text:style-name="_3c_l_3e_"><text:span text:style-name="Police_20_par_20_défaut">L'honneur &amp; la Vertu, ses deux principaux guides,</text:span></text:p>
      <text:p text:style-name="_3c_l_3e_"><text:soft-page-break/><text:span text:style-name="Police_20_par_20_défaut">Rompre l'enchantement d'vn Pouuoir absolu,</text:span></text:p>
      <text:p text:style-name="_3c_l_3e_"><text:span text:style-name="Police_20_par_20_défaut">De beaucoup de jeunesse, &amp; de quelques Armides,</text:span></text:p>
      <text:p text:style-name="_3c_l_3e_"><text:span text:style-name="Police_20_par_20_défaut">Faire de temps en temps des coups si renommez,</text:span></text:p>
      <text:p text:style-name="_3c_l_3e_"><text:span text:style-name="Police_20_par_20_défaut">Aux grandes actions s'appliquer sans relasche,</text:span></text:p>
      <text:p text:style-name="_3c_l_3e_"><text:span text:style-name="Police_20_par_20_défaut">Et sur tout secourir ceux qui sont opprimez,</text:span></text:p>
      <text:p text:style-name="_3c_l_3e_"><text:span text:style-name="Police_20_par_20_défaut"><text:tab/><text:tab/>Voila sa Tasche.</text:span></text:p>
      <text:p text:style-name="Contents_20_1"/>
      <text:p text:style-name="Contents_20_1"/>
      <text:p text:style-name="_3c_list_3e_"><text:span text:style-name="_3c_name_3e_">La Gloire</text:span><text:span text:style-name="Police_20_par_20_défaut">, &amp; </text:span><text:span text:style-name="_3c_name_3e_">la Renommée</text:span><text:span text:style-name="Police_20_par_20_défaut">.</text:span></text:p>
      <text:p text:style-name="_3c_list_3e_"><text:span text:style-name="_3c_persName_3e_">Le Duc de Saint Aignan</text:span><text:span text:style-name="Police_20_par_20_défaut">,</text:span></text:p>
      <text:p text:style-name="_3c_list_3e_"><text:span text:style-name="Police_20_par_20_défaut">&amp; </text:span><text:span text:style-name="_3c_persName_3e_">M. Beauchamp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le Duc de Saint Aignan</text:span><text:span text:style-name="Police_20_par_20_défaut">, representant </text:span><text:span text:style-name="_3c_name_3e_">la Gloire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Estant tout enuironné,</text:span></text:p>
      <text:p text:style-name="_3c_l_3e_"><text:span text:style-name="Police_20_par_20_défaut"><text:tab/>Et plein de Gloire immortelle</text:span></text:p>
      <text:p text:style-name="_3c_l_3e_"><text:span text:style-name="Police_20_par_20_défaut"><text:tab/>Ie ne suis pas estonné</text:span></text:p>
      <text:p text:style-name="_3c_l_3e_"><text:span text:style-name="Police_20_par_20_défaut"><text:tab/>Que l'on vous prenne pour elle.</text:span></text:p>
      <text:p text:style-name="Heading"/>
      <text:p text:style-name="Heading"/>
      <text:p text:style-name="Heading"/>
      <text:p text:style-name="Heading"><text:span text:style-name="Police_20_par_20_défaut"><text:span text:style-name="T1">VIII. ENTREE.</text:span></text:span></text:p>
      <text:p text:style-name="Heading"/>
      <text:p text:style-name="Heading"/>
      <text:p text:style-name="Standard"><text:span text:style-name="_3c_tech_3e_">Vne autre bande d'Amours sous l'habit de Nymphes de Flore</text:span> se presentent, dans la mesme intention, &amp; n'ont pas vn meilleur succes, quoy qu'elles estalent à l'enuy, les beautez de leur visage, &amp; l'agrément de leur danse.</text:p>
      <text:p text:style-name="Standard"/>
      <text:p text:style-name="_3c_list_3e_"><text:span text:style-name="_3c_name_3e_">Flore</text:span><text:span text:style-name="Police_20_par_20_défaut"> &amp; ses </text:span><text:span text:style-name="_3c_name_3e_">Nymphes</text:span><text:span text:style-name="Police_20_par_20_défaut">, </text:span><text:span text:style-name="_3c_name_3e_">Amours déguisez</text:span><text:span text:style-name="Police_20_par_20_défaut">.</text:span></text:p>
      <text:p text:style-name="_3c_list_3e_"/>
      <text:p text:style-name="_3c_list_3e_"><text:span text:style-name="_3c_name_3e_">Flore</text:span><text:span text:style-name="Police_20_par_20_défaut">. </text:span><text:span text:style-name="_3c_persName_3e_">Mademoiselle d'Aumalle</text:span><text:span text:style-name="Police_20_par_20_défaut">,</text:span></text:p>
      <text:p text:style-name="_3c_list_3e_"><text:span text:style-name="_3c_name_3e_">Nymphes</text:span><text:span text:style-name="Police_20_par_20_défaut">. </text:span><text:span text:style-name="_3c_persName_3e_">Madame de Villequier</text:span><text:span text:style-name="Police_20_par_20_défaut">, </text:span><text:span text:style-name="_3c_persName_3e_">Mesdemoiselles de</text:span></text:p>
      <text:p text:style-name="_3c_list_3e_"><text:span text:style-name="_3c_persName_3e_">Brancas</text:span><text:span text:style-name="Police_20_par_20_défaut">, de </text:span><text:span text:style-name="_3c_persName_3e_">Grancé</text:span><text:span text:style-name="Police_20_par_20_défaut">, de </text:span><text:span text:style-name="_3c_persName_3e_">Castelnau</text:span><text:span text:style-name="Police_20_par_20_défaut">, de </text:span><text:span text:style-name="_3c_persName_3e_">la Mothe,</text:span></text:p>
      <text:p text:style-name="_3c_list_3e_"><text:span text:style-name="_3c_persName_3e_">Dardennes</text:span><text:span text:style-name="Police_20_par_20_défaut">, de </text:span><text:span text:style-name="_3c_persName_3e_">Cologeon</text:span><text:span text:style-name="Police_20_par_20_défaut">, &amp; de </text:span><text:span text:style-name="_3c_persName_3e_">Pons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ademoiselle d'Aumalle</text:span><text:span text:style-name="Police_20_par_20_défaut">. </text:span><text:span text:style-name="_3c_name_3e_">Flore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A cét air noble &amp; doux c'est Flore qui respire,</text:span></text:p>
      <text:p text:style-name="_3c_l_3e_"><text:span text:style-name="Police_20_par_20_défaut"><text:tab/><text:tab/>Ainsi que vous on la dépeint,</text:span></text:p>
      <text:p text:style-name="_3c_l_3e_"><text:span text:style-name="Police_20_par_20_défaut">Et les plus viues fleurs sont dessus vostre Teint</text:span></text:p>
      <text:p text:style-name="_3c_l_3e_"><text:span text:style-name="Police_20_par_20_défaut"><text:tab/>Comme au siege de leur Empire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Villequier</text:span><text:span text:style-name="Police_20_par_20_défaut">.</text:span></text:p>
      <text:p text:style-name="Heading"><text:soft-page-break/></text:p>
      <text:p text:style-name="Heading"/>
      <text:p text:style-name="_3c_l_3e_"><text:span text:style-name="Police_20_par_20_défaut"><text:tab/> <text:s text:c="2"/>Il faut bien se donner garde</text:span></text:p>
      <text:p text:style-name="_3c_l_3e_"><text:span text:style-name="Police_20_par_20_défaut"><text:tab/>De ces ris, de ces douceurs,</text:span></text:p>
      <text:p text:style-name="_3c_l_3e_"><text:span text:style-name="Police_20_par_20_défaut"><text:tab/>Malheureux qui s'y hazarde,</text:span></text:p>
      <text:p text:style-name="_3c_l_3e_"><text:span text:style-name="Police_20_par_20_défaut"><text:tab/>Le serpent est sous les fleur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Brancas</text:span><text:span text:style-name="Police_20_par_20_défaut">.</text:span></text:p>
      <text:p text:style-name="Heading"/>
      <text:p text:style-name="Heading"/>
      <text:p text:style-name="_3c_l_3e_"><text:span text:style-name="Police_20_par_20_défaut">Voyez cette Beauté si jeune &amp; si mignonne</text:span></text:p>
      <text:p text:style-name="_3c_l_3e_"><text:span text:style-name="Police_20_par_20_défaut"><text:tab/>Vous verrez en mesme temps</text:span></text:p>
      <text:p text:style-name="_3c_l_3e_"><text:span text:style-name="Police_20_par_20_défaut"><text:tab/>Dans vne seule personne</text:span></text:p>
      <text:p text:style-name="_3c_l_3e_"><text:span text:style-name="Police_20_par_20_défaut"><text:tab/>Toutes les fleurs du Printemps.</text:span></text:p>
      <text:p text:style-name="Contents_20_1"/>
      <text:p text:style-name="Contents_20_1"/>
      <text:p text:style-name="_3c_salute_3e_"><text:span text:style-name="_3c_persName_3e_">Mademoiselle de Grancé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Ie fay la sourde oreille à quoy que l'on me die,</text:span></text:p>
      <text:p text:style-name="_3c_l_3e_"><text:span text:style-name="Police_20_par_20_défaut">Et de ces Papillons la jeunesse étourdie</text:span></text:p>
      <text:p text:style-name="_3c_l_3e_"><text:span text:style-name="Police_20_par_20_défaut">Vole autour de mes fleurs qu'elle suceroit bien,</text:span></text:p>
      <text:p text:style-name="_3c_l_3e_"><text:span text:style-name="Police_20_par_20_défaut"><text:tab/>Mais ils ne tiennent rien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Castelnau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ous voila de bonne heure entre les belles choses,</text:span></text:p>
      <text:p text:style-name="_3c_l_3e_"><text:span text:style-name="Police_20_par_20_défaut">Ainsi croissent les fleurs &amp; viennent tout à coup,</text:span></text:p>
      <text:p text:style-name="_3c_l_3e_"><text:span text:style-name="Police_20_par_20_défaut">Et de vostre hauteur, il n'en est pas beaucoup</text:span></text:p>
      <text:p text:style-name="_3c_l_3e_"><text:span text:style-name="Police_20_par_20_défaut"><text:tab/>Qui soient plus fraichement écloses.</text:span></text:p>
      <text:p text:style-name="Standard"/>
      <text:p text:style-name="Standard"/>
      <text:p text:style-name="_3c_salute_3e_"><text:span text:style-name="Police_20_par_20_défaut">Pour </text:span><text:span text:style-name="_3c_persName_3e_">Mademoiselle de la Mothe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Tres-difficile en fleurs &amp; d'vn goust délicat</text:span></text:p>
      <text:p text:style-name="_3c_l_3e_"><text:soft-page-break/><text:span text:style-name="Police_20_par_20_défaut">Celles que vous aymez ont le plus grand éclat,</text:span></text:p>
      <text:p text:style-name="_3c_l_3e_"><text:span text:style-name="Police_20_par_20_défaut">Mais qu'elles durent peu ! quand elles sont passées</text:span></text:p>
      <text:p text:style-name="_3c_l_3e_"><text:span text:style-name="Police_20_par_20_défaut"><text:tab/>Il ne reste que des Pensée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ardennes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ous n'en dormez pas moins quoy qu'on tasche à vous plaire,</text:span></text:p>
      <text:p text:style-name="_3c_l_3e_"><text:span text:style-name="Police_20_par_20_défaut">Et que des gens pour vous fassent les radoucis,</text:span></text:p>
      <text:p text:style-name="_3c_l_3e_"><text:span text:style-name="Police_20_par_20_défaut">Vostre aymable embonpoint est vne preuue claire</text:span></text:p>
      <text:p text:style-name="_3c_l_3e_"><text:span text:style-name="Police_20_par_20_défaut">Que chez vous les Pauos supplantent les Souci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Cologeon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<text:tab/>Combien d'amoureux soûpirs</text:span></text:p>
      <text:p text:style-name="_3c_l_3e_"><text:span text:style-name="Police_20_par_20_défaut"><text:tab/><text:tab/>Se déguisent en Zephyrs</text:span></text:p>
      <text:p text:style-name="_3c_l_3e_"><text:span text:style-name="Police_20_par_20_défaut">Pour quelqu'vne des fleurs qui parent cette Belle,</text:span></text:p>
      <text:p text:style-name="_3c_l_3e_"><text:span text:style-name="Police_20_par_20_défaut"><text:tab/>Ie ne sçay pas pour laquelle.</text:span></text:p>
      <text:p text:style-name="Contents_20_1"/>
      <text:p text:style-name="Contents_20_1"/>
      <text:p text:style-name="_3c_salute_3e_"><text:span text:style-name="_3c_persName_3e_">Mademoiselle de Pons</text:span><text:span text:style-name="Police_20_par_20_défaut">.</text:span></text:p>
      <text:p text:style-name="Heading"/>
      <text:p text:style-name="Heading"/>
      <text:p text:style-name="_3c_l_3e_"><text:span text:style-name="Police_20_par_20_défaut">D'vne ame toûjours libre, &amp; desinteressée</text:span></text:p>
      <text:p text:style-name="_3c_l_3e_"><text:span text:style-name="Police_20_par_20_défaut">Dans l'échange des fleurs que nous faisons icy</text:span></text:p>
      <text:p text:style-name="_3c_l_3e_"><text:span text:style-name="Police_20_par_20_défaut"><text:tab/>Si je donne quelque Pensée,</text:span></text:p>
      <text:p text:style-name="_3c_l_3e_"><text:span text:style-name="Police_20_par_20_défaut"><text:tab/>Ie ne prens guere de Soucy.</text:span></text:p>
      <text:p text:style-name="Contents_20_1"/>
      <text:p text:style-name="Contents_20_1"/>
      <text:p text:style-name="Standard"><text:span text:style-name="_3c_name_3e_">Armide</text:span>, furieuse &amp; pressée de douleur, de honte, &amp; de desespoir, fait vn recit Italien, dans lequel elle se pleint, &amp; s'emporte contre <text:span text:style-name="_3c_name_3e_">les Amours</text:span> qui l'ont si mal seruie, &amp; les chasse de <text:span text:style-name="_3c_tech_3e_">son Palais, qu'elle détruit en vn moment</text:span>.</text:p>
      <text:p text:style-name="Standard"/>
      <text:p text:style-name="Standard"/>
      <text:p text:style-name="Heading"><text:span text:style-name="_3c_name_3e_"><text:span text:style-name="T1">Armide</text:span></text:span><text:span text:style-name="Police_20_par_20_défaut"><text:span text:style-name="T1"> Recit Italien. </text:span></text:span><text:span text:style-name="_3c_tech_3e_"><text:span text:style-name="T1">Chanté par</text:span></text:span></text:p>
      <text:p text:style-name="Heading"><text:span text:style-name="_3c_tech_3e_"><text:span text:style-name="T1">la </text:span></text:span><text:span text:style-name="_3c_persName_3e_"><text:span text:style-name="T1">Seignora Anna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tab/> <text:s text:c="2"/>Ah Rinaldo, e doue sei ?</text:span></text:p>
      <text:p text:style-name="_3c_l_3e_"><text:span text:style-name="Police_20_par_20_défaut"><text:tab/>Dunque tù partir potesti,</text:span></text:p>
      <text:p text:style-name="_3c_l_3e_"><text:span text:style-name="Police_20_par_20_défaut"><text:tab/>Ne'l mio duol, ne i pianti miei</text:span></text:p>
      <text:p text:style-name="_3c_l_3e_"><text:span text:style-name="Police_20_par_20_défaut"><text:tab/>Posson far, ch'il passo arresti,</text:span></text:p>
      <text:p text:style-name="_3c_l_3e_"><text:soft-page-break/><text:span text:style-name="Police_20_par_20_défaut"><text:tab/>E questa è la mercè, ch'à mè tù dei ;</text:span></text:p>
      <text:p text:style-name="_3c_l_3e_"><text:span text:style-name="Police_20_par_20_défaut"><text:tab/>Ah Rinaldo, e doue sei ?</text:span></text:p>
      <text:p text:style-name="Contents_20_1"/>
      <text:p text:style-name="_3c_l_3e_"><text:span text:style-name="Police_20_par_20_défaut"><text:tab/>Ahi che sen vola</text:span></text:p>
      <text:p text:style-name="_3c_l_3e_"><text:span text:style-name="Police_20_par_20_défaut"><text:tab/> <text:s text:c="2"/>Lunge dà mè,</text:span></text:p>
      <text:p text:style-name="_3c_l_3e_"><text:span text:style-name="Police_20_par_20_défaut"><text:tab/> <text:s text:c="2"/>Ed io qui sola</text:span></text:p>
      <text:p text:style-name="_3c_l_3e_"><text:span text:style-name="Police_20_par_20_défaut"><text:tab/> <text:s text:c="2"/>Scherno rimango di rotta fè,</text:span></text:p>
      <text:p text:style-name="_3c_l_3e_"><text:span text:style-name="Police_20_par_20_défaut"><text:tab/> <text:s text:c="2"/>Ferma Rinaldo, oh dio,</text:span></text:p>
      <text:p text:style-name="_3c_l_3e_"><text:span text:style-name="Police_20_par_20_défaut"><text:tab/> <text:s text:c="2"/>Se morta è la tua fè, morta son'io.</text:span></text:p>
      <text:p text:style-name="Contents_20_1"/>
      <text:p text:style-name="_3c_l_3e_"><text:span text:style-name="Police_20_par_20_défaut"><text:tab/>Dunque il bel foco</text:span></text:p>
      <text:p text:style-name="_3c_l_3e_"><text:span text:style-name="Police_20_par_20_défaut"><text:tab/> <text:s text:c="2"/>Che t'arse già.</text:span></text:p>
      <text:p text:style-name="_3c_l_3e_"><text:span text:style-name="Police_20_par_20_défaut"><text:span text:style-name="T1"><text:tab/> <text:s text:c="2"/></text:span></text:span><text:span text:style-name="Police_20_par_20_défaut">Ceduto hà 'l loco</text:span></text:p>
      <text:p text:style-name="_3c_l_3e_"><text:span text:style-name="Police_20_par_20_défaut"><text:tab/> <text:s text:c="2"/>A' duro ghiaccio di ferità.</text:span></text:p>
      <text:p text:style-name="_3c_l_3e_"><text:span text:style-name="Police_20_par_20_défaut"><text:tab/> <text:s text:c="2"/></text:span><text:span text:style-name="Police_20_par_20_défaut"><text:span text:style-name="T1">Deh torna Idolomio,</text:span></text:span></text:p>
      <text:p text:style-name="_3c_l_3e_"><text:span text:style-name="Police_20_par_20_défaut"><text:tab/> <text:s text:c="2"/>Se morta è la tua fè, morta son'io.</text:span></text:p>
      <text:p text:style-name="Contents_20_1"/>
      <text:p text:style-name="_3c_l_3e_"><text:span text:style-name="Police_20_par_20_défaut"><text:span text:style-name="T1"><text:tab/></text:span></text:span><text:span text:style-name="Police_20_par_20_défaut">A' che spargo indarno gridi,</text:span></text:p>
      <text:p text:style-name="_3c_l_3e_"><text:span text:style-name="Police_20_par_20_défaut"><text:tab/> <text:s text:c="2"/></text:span><text:span text:style-name="Police_20_par_20_défaut"><text:span text:style-name="T1">Voi che foste, ond'io mi moro,</text:span></text:span></text:p>
      <text:p text:style-name="_3c_l_3e_"><text:span text:style-name="Police_20_par_20_défaut"><text:span text:style-name="T1"><text:tab/> <text:s text:c="2"/></text:span></text:span><text:span text:style-name="Police_20_par_20_défaut">Del mio Ben, del mio tesoro,</text:span></text:p>
      <text:p text:style-name="_3c_l_3e_"><text:span text:style-name="Police_20_par_20_défaut"><text:tab/> <text:s text:c="2"/>Ciechi Amor, custodi infidi,</text:span></text:p>
      <text:p text:style-name="_3c_l_3e_"><text:span text:style-name="Police_20_par_20_défaut"><text:tab/> <text:s text:c="2"/>Sparite,</text:span></text:p>
      <text:p text:style-name="_3c_l_3e_"><text:span text:style-name="Police_20_par_20_défaut"><text:tab/> <text:s text:c="2"/></text:span><text:span text:style-name="Police_20_par_20_défaut"><text:span text:style-name="T1">Suanite,</text:span></text:span></text:p>
      <text:p text:style-name="_3c_l_3e_"><text:span text:style-name="Police_20_par_20_défaut"><text:tab/> <text:s text:c="2"/>Fuggite dà mè ;</text:span></text:p>
      <text:p text:style-name="_3c_l_3e_"><text:span text:style-name="Police_20_par_20_défaut"><text:tab/> <text:s text:c="2"/>E voi moli incantate</text:span></text:p>
      <text:p text:style-name="_3c_l_3e_"><text:span text:style-name="Police_20_par_20_défaut"><text:tab/> <text:s text:c="2"/>Ch'al fuggitiuo</text:span></text:p>
      <text:p text:style-name="_3c_l_3e_"><text:span text:style-name="Police_20_par_20_défaut"><text:tab/> <text:s text:c="2"/>Non arrestate il piè,</text:span></text:p>
      <text:p text:style-name="_3c_l_3e_"><text:span text:style-name="Police_20_par_20_défaut"><text:tab/> <text:s text:c="2"/>Sparite,</text:span></text:p>
      <text:p text:style-name="_3c_l_3e_"><text:span text:style-name="Police_20_par_20_défaut"><text:tab/> <text:s text:c="2"/>Suanite,</text:span></text:p>
      <text:p text:style-name="_3c_l_3e_"><text:span text:style-name="Police_20_par_20_défaut"><text:tab/> <text:s text:c="2"/>Fuggite dà mè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IX. ENTREE.</text:span></text:span></text:p>
      <text:p text:style-name="Heading"/>
      <text:p text:style-name="Heading"/>
      <text:p text:style-name="Standard">Vne troupe <text:span text:style-name="_3c_name_3e_">de petits Amours</text:span>, effrayez d'vn accident si surprenant, sortent en haste des ruines du Palais détruit, &amp; retiennent <text:span text:style-name="_3c_tech_3e_">vne partie des déguisements qu'ils n'ont pas eu le temps de despoüiller tout à fait. Les vns ont encore les plumages des oyseaux ; d'autres la blancheur des statuës, &amp; d'autres vne partie des habits de Nymphes, qu'ils auoient pris pour seruir la passion d'Armide</text:span>.</text:p>
      <text:p text:style-name="Standard"/>
      <text:p text:style-name="_3c_list_3e_"><text:span text:style-name="Police_20_par_20_défaut">Troupes de </text:span><text:span text:style-name="_3c_name_3e_">petits Amours</text:span><text:span text:style-name="Police_20_par_20_défaut">.</text:span></text:p>
      <text:p text:style-name="_3c_list_3e_"/>
      <text:p text:style-name="_3c_list_3e_"><text:span text:style-name="_3c_name_3e_">Garçons</text:span><text:span text:style-name="Police_20_par_20_défaut">. </text:span><text:span text:style-name="_3c_persName_3e_">Le Comte de Gonore</text:span><text:span text:style-name="Police_20_par_20_défaut">, </text:span><text:span text:style-name="_3c_persName_3e_">le petit Beaumont</text:span><text:span text:style-name="Police_20_par_20_défaut">,</text:span></text:p>
      <text:p text:style-name="_3c_list_3e_"><text:span text:style-name="_3c_persName_3e_">Le petit Paul</text:span><text:span text:style-name="Police_20_par_20_défaut">, </text:span><text:span text:style-name="_3c_persName_3e_">le petit des-Airs</text:span><text:span text:style-name="Police_20_par_20_défaut">, </text:span><text:span text:style-name="_3c_persName_3e_">le petit Fauier</text:span><text:span text:style-name="Police_20_par_20_défaut">,</text:span></text:p>
      <text:p text:style-name="_3c_list_3e_"><text:span text:style-name="Police_20_par_20_défaut">&amp; </text:span><text:span text:style-name="_3c_persName_3e_">de Lorge</text:span><text:span text:style-name="Police_20_par_20_défaut">.</text:span></text:p>
      <text:p text:style-name="_3c_list_3e_"/>
      <text:p text:style-name="_3c_list_3e_"><text:span text:style-name="_3c_name_3e_">Filles</text:span><text:span text:style-name="Police_20_par_20_défaut">. Mesdemoiselles </text:span><text:span text:style-name="_3c_persName_3e_">Chasteau d'Assier</text:span><text:span text:style-name="Police_20_par_20_défaut">, de </text:span><text:span text:style-name="_3c_persName_3e_">Montlaur</text:span><text:span text:style-name="Police_20_par_20_défaut">,</text:span></text:p>
      <text:p text:style-name="_3c_list_3e_"><text:span text:style-name="Police_20_par_20_défaut">de </text:span><text:span text:style-name="_3c_persName_3e_">Cambray</text:span><text:span text:style-name="Police_20_par_20_défaut">, </text:span><text:span text:style-name="_3c_persName_3e_">de la Vallée</text:span><text:span text:style-name="Police_20_par_20_défaut">, &amp; </text:span><text:span text:style-name="_3c_persName_3e_">de Ribera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name_3e_">les petits Amours</text:span><text:span text:style-name="Police_20_par_20_défaut">.</text:span></text:p>
      <text:p text:style-name="Heading"><text:soft-page-break/></text:p>
      <text:p text:style-name="Heading"/>
      <text:p text:style-name="_3c_l_3e_"><text:span text:style-name="Police_20_par_20_défaut"><text:s text:c="3"/>Ce ne sont pas là nos Tyrans,</text:span></text:p>
      <text:p text:style-name="_3c_l_3e_"><text:span text:style-name="Police_20_par_20_défaut">Petits, on ne fait que s'en rire,</text:span></text:p>
      <text:p text:style-name="_3c_l_3e_"><text:span text:style-name="Police_20_par_20_défaut">Mais quand ils sont deuenus grands</text:span></text:p>
      <text:p text:style-name="_3c_l_3e_"><text:span text:style-name="Police_20_par_20_défaut"><text:tab/>L'on en soûpire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. ENTREE.</text:span></text:span></text:p>
      <text:p text:style-name="Heading"/>
      <text:p text:style-name="Heading"/>
      <text:p text:style-name="Standard"><text:span text:style-name="_3c_name_3e_">Des Sauuages de la Colchide</text:span>, surpris de la beauté <text:span text:style-name="_3c_tech_3e_">d'vne Machine</text:span>, qu'ils voyent descendre le long de leur Fleuue, tesmoignent leur joye par leur danse.</text:p>
      <text:p text:style-name="Standard"/>
      <text:p text:style-name="_3c_list_3e_"><text:span text:style-name="_3c_name_3e_">Sauuages</text:span><text:span text:style-name="Police_20_par_20_défaut">. </text:span><text:span text:style-name="_3c_persName_3e_">Le Marquis de Saucourt</text:span><text:span text:style-name="Police_20_par_20_défaut">, </text:span><text:span text:style-name="_3c_persName_3e_">Monsieur Bontemps</text:span><text:span text:style-name="Police_20_par_20_défaut">,</text:span></text:p>
      <text:p text:style-name="_3c_list_3e_"><text:span text:style-name="Police_20_par_20_défaut">les Sieurs </text:span><text:span text:style-name="_3c_persName_3e_">Manseau</text:span><text:span text:style-name="Police_20_par_20_défaut">, </text:span><text:span text:style-name="_3c_persName_3e_">Mercier</text:span><text:span text:style-name="Police_20_par_20_défaut">, </text:span><text:span text:style-name="_3c_persName_3e_">du Pron</text:span><text:span text:style-name="Police_20_par_20_défaut">, &amp; </text:span><text:span text:style-name="_3c_persName_3e_">Noblet</text:span><text:span text:style-name="Police_20_par_20_défaut">.</text:span></text:p>
      <text:p text:style-name="_3c_list_3e_"/>
      <text:p text:style-name="_3c_list_3e_"><text:span text:style-name="_3c_persName_3e_">Le Marquis de Saucourt</text:span><text:span text:style-name="Police_20_par_20_défaut">. </text:span><text:span text:style-name="_3c_name_3e_">Sauuage</text:span><text:span text:style-name="Police_20_par_20_défaut">.</text:span></text:p>
      <text:p text:style-name="Heading"/>
      <text:p text:style-name="_3c_salute_3e_"><text:span text:style-name="Police_20_par_20_défaut">AVX DAMES.</text:span></text:p>
      <text:p text:style-name="Heading"/>
      <text:p text:style-name="Heading"/>
      <text:p text:style-name="_3c_l_3e_"><text:span text:style-name="Police_20_par_20_défaut"><text:tab/>Ie sors d'vn climat sauuage</text:span></text:p>
      <text:p text:style-name="_3c_l_3e_"><text:span text:style-name="Police_20_par_20_défaut"><text:tab/>Pour vous rendre témoignage</text:span></text:p>
      <text:p text:style-name="_3c_l_3e_"><text:span text:style-name="Police_20_par_20_défaut"><text:tab/>De mon inclination,</text:span></text:p>
      <text:p text:style-name="_3c_l_3e_"><text:span text:style-name="Police_20_par_20_défaut"><text:tab/>Vne reputation</text:span></text:p>
      <text:p text:style-name="_3c_l_3e_"><text:span text:style-name="Police_20_par_20_défaut"><text:tab/>Solidement soûtenuë</text:span></text:p>
      <text:p text:style-name="_3c_l_3e_"><text:span text:style-name="Police_20_par_20_défaut"><text:tab/>A precedé ma venuë :</text:span></text:p>
      <text:p text:style-name="_3c_l_3e_"><text:span text:style-name="Police_20_par_20_défaut"><text:tab/>je vien de loin, j'ay fort veu,</text:span></text:p>
      <text:p text:style-name="_3c_l_3e_"><text:span text:style-name="Police_20_par_20_défaut"><text:tab/>Mais, Beaux yeux, je suis pourueu</text:span></text:p>
      <text:p text:style-name="_3c_l_3e_"><text:span text:style-name="Police_20_par_20_défaut"><text:tab/>D'vne force, &amp; d'vn courage</text:span></text:p>
      <text:p text:style-name="_3c_l_3e_"><text:span text:style-name="Police_20_par_20_défaut"><text:tab/>A cheminer dauantage,</text:span></text:p>
      <text:p text:style-name="_3c_l_3e_"><text:span text:style-name="Police_20_par_20_défaut">Et vous témoignerois s'il en estoit besoin,</text:span></text:p>
      <text:p text:style-name="_3c_l_3e_"><text:span text:style-name="Police_20_par_20_défaut">Que je suis en effet de tous tant que nous sommes</text:span></text:p>
      <text:p text:style-name="_3c_l_3e_"><text:span text:style-name="Police_20_par_20_défaut"><text:tab/>Veritablement Hommes</text:span></text:p>
      <text:p text:style-name="_3c_l_3e_"><text:span text:style-name="Police_20_par_20_défaut"><text:tab/>L'Homme qui va le plus loin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I. ENTREE.</text:span></text:span></text:p>
      <text:p text:style-name="Heading"/>
      <text:p text:style-name="Heading"/>
      <text:p text:style-name="Standard">La beauté que <text:span text:style-name="_3c_name_3e_">Venus</text:span> fait venir dans <text:span text:style-name="_3c_tech_3e_">cette Conque Marine</text:span> c'est <text:span text:style-name="_3c_name_3e_">Isiphile</text:span> qui fut autrefois si cherement aymée de Iason, &amp; qui luy donna tant de preuues de son amitié reciproque ; mais qui maintenant abandonnée par luy, s'est resoluë de quitter sa couronne, &amp; sa patrie, pour le venir chercher. Ces <text:span text:style-name="_3c_name_3e_">Dieux Marins</text:span>, &amp; ses Nymphes Maritimes qui l'accompagnent, sont autant d'Amours déguisez, qui pour luy faire trauerser les Mers auec plus d'asseurance, ont pris ce déguisement.</text:p>
      <text:p text:style-name="Heading"/>
      <text:p text:style-name="Heading"><text:span text:style-name="Police_20_par_20_défaut"><text:span text:style-name="T1">Amours déguisez en Dieux Marins, &amp; Nymphes</text:span></text:span></text:p>
      <text:p text:style-name="Heading"><text:span text:style-name="Police_20_par_20_défaut"><text:span text:style-name="T1">Maritimes.</text:span></text:span></text:p>
      <text:p text:style-name="Heading"/>
      <text:p text:style-name="_3c_list_3e_"><text:span text:style-name="_3c_persName_3e_">MONSIEVR</text:span><text:span text:style-name="Police_20_par_20_défaut">. </text:span><text:span text:style-name="_3c_name_3e_">Dieu Marin</text:span><text:span text:style-name="Police_20_par_20_défaut">.</text:span></text:p>
      <text:p text:style-name="_3c_list_3e_"><text:soft-page-break/><text:span text:style-name="_3c_name_3e_">Dieux Marins</text:span><text:span text:style-name="Police_20_par_20_défaut">. Les </text:span><text:span text:style-name="_3c_persName_3e_">Marquis de Villeroy</text:span><text:span text:style-name="Police_20_par_20_défaut">, &amp; </text:span><text:span text:style-name="_3c_persName_3e_">de Rassan</text:span><text:span text:style-name="Police_20_par_20_défaut">,</text:span></text:p>
      <text:p text:style-name="_3c_list_3e_"><text:span text:style-name="Police_20_par_20_défaut">Messieurs </text:span><text:span text:style-name="_3c_persName_3e_">de la Lanne</text:span><text:span text:style-name="Police_20_par_20_défaut">, &amp; </text:span><text:span text:style-name="_3c_persName_3e_">du Pille</text:span><text:span text:style-name="Police_20_par_20_défaut">.</text:span></text:p>
      <text:p text:style-name="_3c_list_3e_"><text:span text:style-name="_3c_name_3e_">Nymphes Maritimes</text:span><text:span text:style-name="Police_20_par_20_défaut">. </text:span><text:span text:style-name="_3c_persName_3e_">Mademoiselle Delbeuf</text:span><text:span text:style-name="Police_20_par_20_défaut">, </text:span><text:span text:style-name="_3c_persName_3e_">Madame</text:span></text:p>
      <text:p text:style-name="_3c_list_3e_"><text:span text:style-name="_3c_persName_3e_">de Montespan</text:span><text:span text:style-name="Police_20_par_20_défaut">, </text:span><text:span text:style-name="_3c_persName_3e_">Madame de Vibray</text:span><text:span text:style-name="Police_20_par_20_défaut">,</text:span></text:p>
      <text:p text:style-name="_3c_list_3e_"><text:span text:style-name="Police_20_par_20_défaut">&amp; </text:span><text:span text:style-name="_3c_persName_3e_">Mademoiselle de Seuigny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ONSIEVR</text:span><text:span text:style-name="Police_20_par_20_défaut">, </text:span><text:span text:style-name="_3c_name_3e_">Dieu Mari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Dans l'Empire des flots ma place est tres honneste</text:span></text:p>
      <text:p text:style-name="_3c_l_3e_"><text:span text:style-name="Police_20_par_20_défaut">Plus bas que n'est la Main qui les assujetit</text:span></text:p>
      <text:p text:style-name="_3c_l_3e_"><text:span text:style-name="Police_20_par_20_défaut">Trop glorieux d'auoir au dessus de ma Teste</text:span></text:p>
      <text:p text:style-name="_3c_l_3e_"><text:span text:style-name="Police_20_par_20_défaut"><text:tab/><text:tab/>Le Grand &amp; le Petit.</text:span></text:p>
      <text:p text:style-name="Contents_20_1"/>
      <text:p text:style-name="_3c_l_3e_"><text:span text:style-name="Police_20_par_20_défaut"><text:s text:c="3"/>Que Neptune commande, &amp; daigne m'assister,</text:span></text:p>
      <text:p text:style-name="_3c_l_3e_"><text:span text:style-name="Police_20_par_20_défaut">Au delà du Bosphore éclatera ma gloire,</text:span></text:p>
      <text:p text:style-name="_3c_l_3e_"><text:span text:style-name="Police_20_par_20_défaut">Et l'Othoman verra pensant me resister</text:span></text:p>
      <text:p text:style-name="_3c_l_3e_"><text:span text:style-name="Police_20_par_20_défaut"><text:tab/><text:tab/>Que c'est la Mer à boire.</text:span></text:p>
      <text:p text:style-name="Contents_20_1"/>
      <text:p text:style-name="_3c_l_3e_"><text:span text:style-name="Police_20_par_20_défaut"><text:s text:c="3"/>Entre nous autres Dieux comme parmy les hommes</text:span></text:p>
      <text:p text:style-name="_3c_l_3e_"><text:span text:style-name="Police_20_par_20_défaut">Ce n'est pas tout du coeur, &amp; de l'intention,</text:span></text:p>
      <text:p text:style-name="_3c_l_3e_"><text:span text:style-name="Police_20_par_20_défaut">Pour se faire valoir à tout ce que nous sommes</text:span></text:p>
      <text:p text:style-name="_3c_l_3e_"><text:span text:style-name="Police_20_par_20_défaut"><text:tab/><text:tab/>Il faut l'occasion.</text:span></text:p>
      <text:p text:style-name="Contents_20_1"/>
      <text:p text:style-name="_3c_l_3e_"><text:span text:style-name="Police_20_par_20_défaut"><text:s text:c="3"/>Qu'elle vienne, &amp; qu'Amour attendant ce moment</text:span></text:p>
      <text:p text:style-name="_3c_l_3e_"><text:span text:style-name="Police_20_par_20_défaut">Luy qui regit la Terre, &amp; les plaines humides,</text:span></text:p>
      <text:p text:style-name="_3c_l_3e_"><text:span text:style-name="Police_20_par_20_défaut">Inspire sous ma forme vn doux embarquement</text:span></text:p>
      <text:p text:style-name="_3c_l_3e_"><text:span text:style-name="Police_20_par_20_défaut"><text:tab/><text:tab/>A ces Belles timide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le Marquis de Villeroy</text:span><text:span text:style-name="Police_20_par_20_défaut">, </text:span><text:span text:style-name="_3c_name_3e_">Amour déguisé en Dieu Mari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Si vous le trouuez bon sçachons pour quelle fin</text:span></text:p>
      <text:p text:style-name="_3c_l_3e_"><text:span text:style-name="Police_20_par_20_défaut">Vous estes tout ensemble Amour &amp; Dieu Marin,</text:span></text:p>
      <text:p text:style-name="_3c_l_3e_"><text:span text:style-name="Police_20_par_20_défaut">L'vn doit estre assez froid &amp; l'autre plein de flames,</text:span></text:p>
      <text:p text:style-name="_3c_l_3e_"><text:span text:style-name="Police_20_par_20_défaut">Et qui vous fait ainsi briller de deux façons ?</text:span></text:p>
      <text:p text:style-name="_3c_l_3e_"><text:span text:style-name="Police_20_par_20_défaut">Est-ce pour triompher du coeur de mille Dames ?</text:span></text:p>
      <text:p text:style-name="_3c_l_3e_"><text:span text:style-name="Police_20_par_20_défaut">Est-ce pour aualer la Mer &amp; les Poissons ?</text:span></text:p>
      <text:p text:style-name="Contents_20_1"/>
      <text:p text:style-name="_3c_salute_3e_"/>
      <text:p text:style-name="_3c_salute_3e_"><text:soft-page-break/><text:span text:style-name="Police_20_par_20_défaut">Pour </text:span><text:span text:style-name="_3c_persName_3e_">le Marquis de Rassan</text:span><text:span text:style-name="Police_20_par_20_défaut">, </text:span><text:span text:style-name="_3c_name_3e_">Amour déguisé en Dieu Marin</text:span><text:span text:style-name="Police_20_par_20_défaut">.</text:span></text:p>
      <text:p text:style-name="Heading"/>
      <text:p text:style-name="Heading"/>
      <text:p text:style-name="_3c_l_3e_"><text:span text:style-name="Police_20_par_20_défaut">Icy malaisément l'Amour se peut cacher,</text:span></text:p>
      <text:p text:style-name="_3c_l_3e_"><text:span text:style-name="Police_20_par_20_défaut">Le moindre de ses pas en donne connoissance,</text:span></text:p>
      <text:p text:style-name="_3c_l_3e_"><text:span text:style-name="Police_20_par_20_défaut">Quand il est Dieu Marin s'il nage comme il dance</text:span></text:p>
      <text:p text:style-name="_3c_l_3e_"><text:span text:style-name="Police_20_par_20_défaut"><text:tab/>La Terre &amp; la Mer que je pense</text:span></text:p>
      <text:p text:style-name="_3c_l_3e_"><text:span text:style-name="Police_20_par_20_défaut"><text:tab/>N'ont rien à se reprocher.</text:span></text:p>
      <text:p text:style-name="Contents_20_1"/>
      <text:p text:style-name="Contents_20_1"/>
      <text:p text:style-name="P1"><text:span text:style-name="Police_20_par_20_défaut">Pour </text:span><text:span text:style-name="_3c_persName_3e_">Mademoiselle Delbeuf</text:span><text:span text:style-name="Police_20_par_20_défaut">, qui represente vn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_3c_l_3e_"><text:span text:style-name="Police_20_par_20_défaut">Seroit-ce du costé de ces Mers inconuës</text:span></text:p>
      <text:p text:style-name="_3c_l_3e_"><text:span text:style-name="Police_20_par_20_défaut"><text:tab/>D'où les perles nous sont venuës,</text:span></text:p>
      <text:p text:style-name="_3c_l_3e_"><text:span text:style-name="Police_20_par_20_défaut">Que nous viendroient ce port, ce teint, ces yeux si doux ?</text:span></text:p>
      <text:p text:style-name="_3c_l_3e_"><text:span text:style-name="Police_20_par_20_défaut"><text:tab/>O qu'Amour est bien la dessous !</text:span></text:p>
      <text:p text:style-name="_3c_l_3e_"><text:span text:style-name="Police_20_par_20_défaut"><text:tab/>Mais helas ! si par mégarde</text:span></text:p>
      <text:p text:style-name="_3c_l_3e_"><text:span text:style-name="Police_20_par_20_défaut"><text:tab/>Il arriue qu'on regarde</text:span></text:p>
      <text:p text:style-name="_3c_l_3e_"><text:span text:style-name="Police_20_par_20_défaut"><text:tab/>Des cheueux comme les siens,</text:span></text:p>
      <text:p text:style-name="_3c_l_3e_"><text:span text:style-name="Police_20_par_20_défaut">On dira que c'est l'Amour, &amp; voila ses lien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Montespan</text:span><text:span text:style-name="Police_20_par_20_défaut">,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Pour vouloir qu'on vous estime</text:span></text:p>
      <text:p text:style-name="_3c_l_3e_"><text:span text:style-name="Police_20_par_20_défaut"><text:tab/>Vne Nymphe Maritime</text:span></text:p>
      <text:p text:style-name="_3c_l_3e_"><text:span text:style-name="Police_20_par_20_défaut"><text:tab/>Vous vous y méprenez vn peu,</text:span></text:p>
      <text:p text:style-name="_3c_l_3e_"><text:span text:style-name="Police_20_par_20_défaut">Amour, d'auoir choisi cette charmante blonde,</text:span></text:p>
      <text:p text:style-name="_3c_l_3e_"><text:span text:style-name="Police_20_par_20_défaut">Il faudroit qu'autour d'elle on ne vit que de l'onde,</text:span></text:p>
      <text:p text:style-name="_3c_l_3e_"><text:span text:style-name="Police_20_par_20_défaut"><text:tab/>Autour d'elle tout est en feu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ame de Vibray</text:span><text:span text:style-name="Police_20_par_20_défaut">,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_3c_l_3e_"><text:span text:style-name="Police_20_par_20_défaut"><text:tab/> <text:s text:c="2"/>Vous plaisez fort à tout le Monde,</text:span></text:p>
      <text:p text:style-name="_3c_l_3e_"><text:span text:style-name="Police_20_par_20_défaut"><text:tab/>Vos attraits sont charmans &amp; doux,</text:span></text:p>
      <text:p text:style-name="_3c_l_3e_"><text:span text:style-name="Police_20_par_20_défaut"><text:tab/>Et malgré la fraischeur de l'onde</text:span></text:p>
      <text:p text:style-name="_3c_l_3e_"><text:span text:style-name="Police_20_par_20_défaut"><text:tab/>Il fait grand chaud aupres de vous.</text:span></text:p>
      <text:p text:style-name="Contents_20_1"/>
      <text:p text:style-name="Contents_20_1"/>
      <text:p text:style-name="_3c_salute_3e_"><text:span text:style-name="Police_20_par_20_défaut">Pour </text:span><text:span text:style-name="_3c_persName_3e_">Mademoiselle de Seuigny</text:span><text:span text:style-name="Police_20_par_20_défaut">, </text:span><text:span text:style-name="_3c_name_3e_">Amour déguisé en Nymphe Maritime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Vous trauestir ainsi c'est bien estre ingenu</text:span></text:p>
      <text:p text:style-name="_3c_l_3e_"><text:span text:style-name="Police_20_par_20_défaut">Amour, c'est comme si pour n'estre pas connu,</text:span></text:p>
      <text:p text:style-name="_3c_l_3e_"><text:soft-page-break/><text:span text:style-name="Police_20_par_20_défaut"><text:tab/>Auec vne innocence extresme</text:span></text:p>
      <text:p text:style-name="_3c_l_3e_"><text:span text:style-name="Police_20_par_20_défaut"><text:tab/>Vous vous déguisiez en vous-mesme,</text:span></text:p>
      <text:p text:style-name="_3c_l_3e_"><text:span text:style-name="Police_20_par_20_défaut">Elle a vos traits, vos feux, &amp; vostre air engageant,</text:span></text:p>
      <text:p text:style-name="_3c_l_3e_"><text:span text:style-name="Police_20_par_20_défaut">Et de mesme que vous soûrit en égorgeant,</text:span></text:p>
      <text:p text:style-name="_3c_l_3e_"><text:span text:style-name="Police_20_par_20_défaut"><text:tab/>Enfin qui fit l'vne a fait l'autre,</text:span></text:p>
      <text:p text:style-name="_3c_l_3e_"><text:span text:style-name="Police_20_par_20_défaut">Et jusques à sa Mere elle est comme la vostre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II. ENTREE.</text:span></text:span></text:p>
      <text:p text:style-name="Heading"/>
      <text:p text:style-name="Heading"/>
      <text:p text:style-name="Standard"><text:span text:style-name="_3c_name_3e_">Venus</text:span>, pour faire voir à <text:span text:style-name="_3c_name_3e_">Mercure</text:span> <text:span text:style-name="_3c_tech_3e_">la facilité que les Amours ont à se déguiser</text:span>, mesme quelquefois contre ses propres interests, <text:s/>luy fait paroistre <text:span text:style-name="_3c_tech_3e_">la Ville de Troye toute en feu</text:span>, &amp; luy montrant <text:span text:style-name="_3c_tech_3e_">des Guerriers qui tiennent vn dard d'vne main, &amp; de l'autre vn flambeau</text:span>, luy aprend que ces gens qui ont embrasé cette grande Ville ne sont pas des Grecs comme l'on pense, mais des <text:span text:style-name="_3c_name_3e_">Amours</text:span> mutinez à la sollicitation de <text:span text:style-name="_3c_name_3e_">Menelaüs</text:span>, qui se sont engagez à le remettre en possession d'<text:span text:style-name="_3c_name_3e_">Elene</text:span>. Ces faux Grecs combattent vne troupe de Troyens qu'ils obligent à leur ceder.</text:p>
      <text:p text:style-name="Standard"/>
      <text:p text:style-name="Heading"><text:span text:style-name="Police_20_par_20_défaut"><text:span text:style-name="T1">Combat des Grecs, &amp; des Troyens.</text:span></text:span></text:p>
      <text:p text:style-name="Heading"/>
      <text:p text:style-name="_3c_list_3e_"><text:span text:style-name="_3c_name_3e_">Agamemnon</text:span><text:span text:style-name="Police_20_par_20_défaut">. </text:span><text:span text:style-name="_3c_persName_3e_">Le Duc de Guise</text:span><text:span text:style-name="Police_20_par_20_défaut">. </text:span><text:span text:style-name="_3c_name_3e_">Grecs</text:span><text:span text:style-name="Police_20_par_20_défaut">. Messieurs</text:span></text:p>
      <text:p text:style-name="_3c_list_3e_"><text:span text:style-name="_3c_persName_3e_">d'Heureux</text:span><text:span text:style-name="Police_20_par_20_défaut">, </text:span><text:span text:style-name="_3c_persName_3e_">Beauchamp</text:span><text:span text:style-name="Police_20_par_20_défaut">, les Sieurs </text:span><text:span text:style-name="_3c_persName_3e_">Chicanneau</text:span><text:span text:style-name="Police_20_par_20_défaut">,</text:span></text:p>
      <text:p text:style-name="_3c_list_3e_"><text:span text:style-name="Police_20_par_20_défaut">de </text:span><text:span text:style-name="_3c_persName_3e_">Lorge</text:span><text:span text:style-name="Police_20_par_20_défaut">, de </text:span><text:span text:style-name="_3c_persName_3e_">Gan</text:span><text:span text:style-name="Police_20_par_20_défaut">, &amp; </text:span><text:span text:style-name="_3c_persName_3e_">Des-Airs le cadet</text:span><text:span text:style-name="Police_20_par_20_défaut">.</text:span></text:p>
      <text:p text:style-name="_3c_list_3e_"/>
      <text:p text:style-name="_3c_list_3e_"><text:span text:style-name="_3c_name_3e_">Troyens</text:span><text:span text:style-name="Police_20_par_20_défaut">. </text:span><text:span text:style-name="_3c_persName_3e_">Monsieur de Souuille</text:span><text:span text:style-name="Police_20_par_20_défaut">, </text:span><text:span text:style-name="_3c_persName_3e_">Messieurs Raynal</text:span><text:span text:style-name="Police_20_par_20_défaut">,</text:span></text:p>
      <text:p text:style-name="_3c_list_3e_"><text:span text:style-name="_3c_persName_3e_">de la Marre</text:span><text:span text:style-name="Police_20_par_20_défaut">, </text:span><text:span text:style-name="_3c_name_3e_">Paysan</text:span><text:span text:style-name="Police_20_par_20_défaut">, les Sieurs </text:span><text:span text:style-name="_3c_persName_3e_">le Chantre</text:span><text:span text:style-name="Police_20_par_20_défaut">,</text:span></text:p>
      <text:p text:style-name="_3c_list_3e_"><text:span text:style-name="_3c_persName_3e_">Des-Airs. 3me</text:span><text:span text:style-name="Police_20_par_20_défaut"> &amp; </text:span><text:span text:style-name="_3c_persName_3e_">du Feu.</text:span></text:p>
      <text:p text:style-name="Heading"/>
      <text:p text:style-name="_3c_salute_3e_"><text:span text:style-name="Police_20_par_20_défaut">Pour </text:span><text:span text:style-name="_3c_persName_3e_">le Duc de Guise</text:span><text:span text:style-name="Police_20_par_20_défaut">. </text:span><text:span text:style-name="_3c_name_3e_">Agamemnon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Dix ans n'estoient pas trop pour le siege de Troye,</text:span></text:p>
      <text:p text:style-name="_3c_l_3e_"><text:span text:style-name="Police_20_par_20_défaut">Dans vne passion s'ouffrez [sic] des maux cuisans,</text:span></text:p>
      <text:p text:style-name="_3c_l_3e_"><text:span text:style-name="Police_20_par_20_défaut">Et goûtez vn moment de veritable joye,</text:span></text:p>
      <text:p text:style-name="_3c_l_3e_"><text:span text:style-name="Police_20_par_20_défaut"><text:tab/>Vous estes payé pour dix ans.</text:span></text:p>
      <text:p text:style-name="Contents_20_1"/>
      <text:p text:style-name="Contents_20_1"/>
      <text:p text:style-name="P1"><text:span text:style-name="Police_20_par_20_défaut">Pour </text:span><text:span text:style-name="_3c_name_3e_">les Troyens battus</text:span><text:span text:style-name="Police_20_par_20_défaut">.</text:span></text:p>
      <text:p text:style-name="Heading"/>
      <text:p text:style-name="Heading"/>
      <text:p text:style-name="_3c_l_3e_"><text:span text:style-name="Police_20_par_20_défaut"><text:s text:c="3"/>Il est des ennemis fiers &amp; vindicatifs</text:span></text:p>
      <text:p text:style-name="_3c_l_3e_"><text:span text:style-name="Police_20_par_20_défaut">Qui nous couurent de honte en gagnant la victoire,</text:span></text:p>
      <text:p text:style-name="_3c_l_3e_"><text:span text:style-name="Police_20_par_20_défaut">Il est des ennemis à qui c'est nostre gloire</text:span></text:p>
      <text:p text:style-name="_3c_l_3e_"><text:span text:style-name="Police_20_par_20_défaut">Que de faire auoüer qu'ils nous tiennent captifs.</text:span></text:p>
      <text:p text:style-name="Contents_20_1"/>
      <text:p text:style-name="Contents_20_1"/>
      <text:p text:style-name="Standard"><text:span text:style-name="_3c_name_3e_">Iunon</text:span>, triomphante, chante vn recit, qui tesmoigne la douceur qu'elle trouue à se vanger du mespris que <text:span text:style-name="_3c_name_3e_">Pâris</text:span> a fait de sa beauté.</text:p>
      <text:p text:style-name="Heading"/>
      <text:p text:style-name="Heading"/>
      <text:p text:style-name="Heading"><text:span text:style-name="Police_20_par_20_défaut"><text:span text:style-name="T1">RECIT DE </text:span></text:span><text:span text:style-name="_3c_name_3e_"><text:span text:style-name="T1">IVNON</text:span></text:span></text:p>
      <text:p text:style-name="Heading"><text:span text:style-name="Police_20_par_20_défaut"><text:span text:style-name="T1">Qui haït les Troyens, &amp; qui est bien</text:span></text:span></text:p>
      <text:p text:style-name="Heading"><text:span text:style-name="Police_20_par_20_défaut"><text:span text:style-name="T1">aise de leur ruïne.</text:span></text:span></text:p>
      <text:p text:style-name="Heading"/>
      <text:p text:style-name="Heading"><text:span text:style-name="Police_20_par_20_défaut"><text:span text:style-name="T1">Chanté par </text:span></text:span><text:span text:style-name="_3c_persName_3e_"><text:span text:style-name="T1">Mademoiselle de Cercamanan</text:span></text:span><text:span text:style-name="Police_20_par_20_défaut"><text:span text:style-name="T1">.</text:span></text:span></text:p>
      <text:p text:style-name="Heading"/>
      <text:p text:style-name="Heading"/>
      <text:p text:style-name="_3c_l_3e_"><text:span text:style-name="Police_20_par_20_défaut"><text:s text:c="3"/>A qui sçait bien aymer l'Amour a ses plaisirs,</text:span></text:p>
      <text:p text:style-name="_3c_l_3e_"><text:span text:style-name="Police_20_par_20_défaut">A qui sçait bien haïr la Haine a ses delices,</text:span></text:p>
      <text:p text:style-name="_3c_l_3e_"><text:span text:style-name="Police_20_par_20_défaut"><text:tab/>Celle-cy remplit mes desirs,</text:span></text:p>
      <text:p text:style-name="_3c_l_3e_"><text:span text:style-name="Police_20_par_20_défaut">Et de l'autre mon coeur ignore les supplices :</text:span></text:p>
      <text:p text:style-name="_3c_l_3e_"><text:span text:style-name="Police_20_par_20_défaut"><text:tab/>L'vn sans doute a plus d'apas,</text:span></text:p>
      <text:p text:style-name="_3c_l_3e_"><text:span text:style-name="Police_20_par_20_défaut"><text:tab/>L'autre aussi fait moins de peine,</text:span></text:p>
      <text:p text:style-name="_3c_l_3e_"><text:span text:style-name="Police_20_par_20_défaut"><text:tab/>L'on vous rend toûjours vostre haine,</text:span></text:p>
      <text:p text:style-name="_3c_l_3e_"><text:span text:style-name="Police_20_par_20_défaut"><text:tab/>Mais pour vostre Amour, helas !</text:span></text:p>
      <text:p text:style-name="_3c_l_3e_"><text:span text:style-name="Police_20_par_20_défaut"><text:tab/>Toujours on ne vous le rend pas.</text:span></text:p>
      <text:p text:style-name="Contents_20_1"/>
      <text:p text:style-name="_3c_l_3e_"><text:span text:style-name="Police_20_par_20_défaut"><text:s text:c="3"/>Du soin de nous vanger le trouble imperieux</text:span></text:p>
      <text:p text:style-name="_3c_l_3e_"><text:span text:style-name="Police_20_par_20_défaut">Nous émeut beaucoup moins qu'vne tendresse extresme</text:span></text:p>
      <text:p text:style-name="_3c_l_3e_"><text:span text:style-name="Police_20_par_20_défaut"><text:tab/>Et souuent l'on se trouue mieux</text:span></text:p>
      <text:p text:style-name="_3c_l_3e_"><text:span text:style-name="Police_20_par_20_défaut">De haïr ce qu'on hait, que d'aymer ce qu'on ayme.</text:span></text:p>
      <text:p text:style-name="_3c_l_3e_"><text:span text:style-name="Police_20_par_20_défaut"><text:tab/>L'vn sans doute a plus d'apas,</text:span></text:p>
      <text:p text:style-name="_3c_l_3e_"><text:span text:style-name="Police_20_par_20_défaut"><text:tab/>L'autre aussi, &amp;c.</text:span></text:p>
      <text:p text:style-name="Heading"/>
      <text:p text:style-name="Heading"/>
      <text:p text:style-name="Heading"/>
      <text:p text:style-name="Heading"><text:span text:style-name="Police_20_par_20_défaut"><text:span text:style-name="T1">XIII. ENTREE.</text:span></text:span></text:p>
      <text:p text:style-name="Heading"/>
      <text:p text:style-name="Heading"/>
      <text:p text:style-name="Standard">Pendant qu'ils poursuiuent leur victoire, <text:span text:style-name="_3c_name_3e_">quatre Soldats</text:span> &amp; <text:span text:style-name="_3c_name_3e_">quatre Goujats</text:span>, sortis des maisons voisines de la place, se querellent, sur le partage de leur butin, &amp; forment vn combat ridicule.</text:p>
      <text:p text:style-name="Standard"/>
      <text:p text:style-name="_3c_list_3e_"><text:span text:style-name="_3c_name_3e_">Goujats</text:span><text:span text:style-name="Police_20_par_20_défaut">. </text:span><text:span text:style-name="_3c_persName_3e_">Monsieur Lully</text:span><text:span text:style-name="Police_20_par_20_défaut">, les Sieurs </text:span><text:span text:style-name="_3c_persName_3e_">Paysan</text:span><text:span text:style-name="Police_20_par_20_défaut">,</text:span></text:p>
      <text:p text:style-name="_3c_list_3e_"><text:span text:style-name="_3c_persName_3e_">Balthasar</text:span><text:span text:style-name="Police_20_par_20_défaut">, &amp; </text:span><text:span text:style-name="_3c_persName_3e_">Brouard</text:span><text:span text:style-name="Police_20_par_20_défaut">.</text:span></text:p>
      <text:p text:style-name="_3c_list_3e_"><text:span text:style-name="_3c_name_3e_">Soldats</text:span><text:span text:style-name="Police_20_par_20_défaut">. Les Sieurs </text:span><text:span text:style-name="_3c_persName_3e_">Noblet</text:span><text:span text:style-name="Police_20_par_20_défaut">, </text:span><text:span text:style-name="_3c_persName_3e_">la Pierre</text:span><text:span text:style-name="Police_20_par_20_défaut">,</text:span></text:p>
      <text:p text:style-name="_3c_list_3e_"><text:span text:style-name="Police_20_par_20_défaut">S. André, &amp; </text:span><text:span text:style-name="_3c_persName_3e_">Des-brosses</text:span><text:span text:style-name="Police_20_par_20_défaut">.</text:span></text:p>
      <text:p text:style-name="Heading"/>
      <text:p text:style-name="_3c_salute_3e_"><text:span text:style-name="Police_20_par_20_défaut">Pour </text:span><text:span text:style-name="_3c_persName_3e_">Monsieur de Lully</text:span><text:span text:style-name="Police_20_par_20_défaut">. </text:span><text:span text:style-name="_3c_name_3e_">Goujat</text:span><text:span text:style-name="Police_20_par_20_défaut">.</text:span></text:p>
      <text:p text:style-name="Heading"><text:soft-page-break/></text:p>
      <text:p text:style-name="Heading"/>
      <text:p text:style-name="_3c_l_3e_"><text:span text:style-name="Police_20_par_20_défaut"><text:tab/> <text:s text:c="2"/>Ce Goujat signalé</text:span></text:p>
      <text:p text:style-name="_3c_l_3e_"><text:span text:style-name="Police_20_par_20_défaut"><text:tab/>De quelque talent se pique,</text:span></text:p>
      <text:p text:style-name="_3c_l_3e_"><text:span text:style-name="Police_20_par_20_défaut"><text:tab/> <text:s text:c="2"/>Tout son fait est reglé</text:span></text:p>
      <text:p text:style-name="_3c_l_3e_"><text:span text:style-name="Police_20_par_20_défaut"><text:tab/>Comme vn papier de Musique,</text:span></text:p>
      <text:p text:style-name="_3c_l_3e_"><text:span text:style-name="Police_20_par_20_défaut"><text:tab/>Il faut estre bien critique</text:span></text:p>
      <text:p text:style-name="_3c_l_3e_"><text:span text:style-name="Police_20_par_20_défaut"><text:tab/>Pour n'estre pas satisfait</text:span></text:p>
      <text:p text:style-name="_3c_l_3e_"><text:span text:style-name="Police_20_par_20_défaut"><text:tab/> <text:s text:c="2"/>Du bruit qu'il fait.</text:span></text:p>
      <text:p text:style-name="Contents_20_1"/>
      <text:p text:style-name="Contents_20_1"/>
      <text:p text:style-name="Contents_20_1"/>
      <text:p text:style-name="Heading"><text:span text:style-name="Police_20_par_20_défaut"><text:span text:style-name="T1">XIV. ET DERNIERE ENTREE.</text:span></text:span></text:p>
      <text:p text:style-name="Heading"/>
      <text:p text:style-name="Heading"/>
      <text:p text:style-name="Standard">Les <text:span text:style-name="_3c_tech_3e_">Amours déguisez en Grecs</text:span>, apres auoir exterminé le reste des <text:span text:style-name="_3c_name_3e_">Troyens</text:span>, &amp; pris le Chasteau de <text:span text:style-name="_3c_name_3e_">Priam</text:span>, viennent danser la derniere Entrée.</text:p>
      <text:p text:style-name="Standard"/>
      <text:p text:style-name="Standard"/>
      <text:p text:style-name="Standard"/>
      <text:p text:style-name="Heading">FIN.</text:p>
      <text:p text:style-name="Heading"/>
      <text:p text:style-name="Heading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Heading" style:family="paragraph" style:parent-style-name="Standard" style:class="text">
      <style:paragraph-properties fo:text-align="center" style:justify-single-word="false" fo:hyphenation-ladder-count="no-limit"/>
      <style:text-properties style:font-name="Times" fo:font-family="Times" style:font-family-generic="roman" style:font-pitch="variable" fo:font-weight="bold" style:font-name-asian="Times" style:font-family-asian="Times" style:font-family-generic-asian="roman" style:font-pitch-asian="variable" style:font-weight-asian="bold" style:font-name-complex="Times" style:font-family-complex="Times" style:font-family-generic-complex="roman" style:font-pitch-complex="variable" fo:hyphenate="false" loext:hyphenation-no-caps="false"/>
    </style:style>
    <style:style style:name="Text_20_body" style:display-name="Text body" style:family="paragraph" style:parent-style-name="Normal" style:class="text">
      <style:paragraph-properties fo:margin-top="0.15cm" fo:margin-bottom="0.15cm" style:contextual-spacing="false" fo:line-height="115%" fo:text-align="justify" style:justify-single-word="false"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/>
    </style:style>
    <style:style style:name="msonormal" style:family="paragraph" style:parent-style-name="Standard">
      <style:paragraph-properties fo:margin-top="0.494cm" fo:margin-bottom="0.494cm" style:contextual-spacing="false" fo:hyphenation-ladder-count="no-limit" style:punctuation-wrap="simple"/>
      <style:text-properties fo:font-size="12pt" fo:language="fr" fo:country="FR" style:font-size-asian="12pt" style:font-size-complex="12pt"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fo:hyphenate="false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text-align="justify" style:justify-single-word="false" fo:hyphenation-ladder-count="no-limit"/>
      <style:text-properties style:font-name="Times" fo:font-family="Times" style:font-family-generic="roman" style:font-pitch="variable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In_20_text_20_quotation" style:display-name="In text quotation" style:family="paragraph">
      <style:paragraph-properties fo:margin-left="1.27cm" fo:margin-right="1.27cm" fo:margin-top="0.423cm" fo:margin-bottom="0.423cm" style:contextual-spacing="false" fo:line-height="0.423cm" fo:text-align="justify" style:justify-single-word="false" fo:orphans="2" fo:widows="2" fo:hyphenation-ladder-count="no-limit" fo:text-indent="1.27cm" style:auto-text-indent="false">
        <style:tab-stops/>
      </style:paragraph-properties>
      <style:text-properties style:font-name="Times" fo:font-family="Times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intro" style:family="paragraph" style:parent-style-name="Standard">
      <style:paragraph-properties fo:margin-left="0cm" fo:margin-right="0cm" fo:text-align="justify" style:justify-single-word="false" fo:hyphenation-ladder-count="no-limit" fo:text-indent="1.27cm" style:auto-text-indent="false"/>
      <style:text-properties fo:hyphenate="false" loext:hyphenation-no-caps="false"/>
    </style:style>
    <style:style style:name="intro_20_vers_20_quot" style:display-name="intro vers quot" style:family="paragraph" style:parent-style-name="Contents_20_1">
      <style:paragraph-properties fo:line-height="0.353cm" fo:hyphenation-ladder-count="no-limit"/>
      <style:text-properties fo:hyphenate="false" loext:hyphenation-no-caps="false"/>
    </style:style>
    <style:style style:name="intro_20_noin" style:display-name="intro noin" style:family="paragraph" style:parent-style-name="intro">
      <style:paragraph-properties fo:margin-left="0cm" fo:margin-right="0cm" fo:hyphenation-ladder-count="no-limit" fo:text-indent="0cm" style:auto-text-indent="false"/>
      <style:text-properties fo:hyphenate="false" loext:hyphenation-no-caps="false"/>
    </style:style>
    <style:style style:name="Intro_20_text_20_quot" style:display-name="Intro text quot" style:family="paragraph" style:parent-style-name="In_20_text_20_quotation">
      <style:paragraph-properties fo:hyphenation-ladder-count="no-limit"/>
      <style:text-properties fo:hyphenate="false" loext:hyphenation-no-caps="false"/>
    </style:style>
    <style:style style:name="_3c_salute_3e_" style:display-name="&lt;salute&gt;" style:family="paragraph" style:parent-style-name="Normal" style:next-style-name="Text_20_body">
      <style:paragraph-properties fo:margin-top="1cm" fo:margin-bottom="1cm" style:contextual-spacing="false"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_3c_byline_3e_" style:display-name="&lt;byline&gt;" style:family="paragraph" style:parent-style-name="Normal" style:next-style-name="Text_20_body">
      <style:paragraph-properties fo:text-align="end" style:justify-single-word="false"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_3c_l_3e_" style:display-name="&lt;l&gt;" style:family="paragraph" style:parent-style-name="Normal">
      <style:paragraph-properties fo:orphans="2" fo:widows="2" fo:hyphenation-ladder-count="no-limit" style:vertical-align="auto"/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_3c_label.head_3e_" style:display-name="&lt;label.head&gt;" style:family="paragraph" style:parent-style-name="Text_20_body">
      <style:paragraph-properties fo:margin-left="0cm" fo:margin-right="0cm" fo:hyphenation-ladder-count="no-limit" fo:text-indent="1.251cm" style:auto-text-indent="false"/>
      <style:text-properties fo:font-style="italic" fo:font-weight="bold" style:font-style-asian="italic" style:font-weight-asian="bold" fo:hyphenate="true" loext:hyphenation-no-caps="false"/>
    </style:style>
    <style:style style:name="_3c_list_3e_" style:display-name="&lt;list&gt;" style:family="paragraph" style:parent-style-name="Normal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imes" style:font-family-asian="Times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_3c_label.speaker_3e_" style:display-name="&lt;label.speaker&gt;" style:family="paragraph" style:parent-style-name="Normal"/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Titre_20_Car" style:display-name="Titre Car" style:family="text" style:parent-style-name="Police_20_par_20_défaut">
      <style:text-properties style:font-name="Times" fo:font-family="Times" style:font-family-generic="roman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anchor" style:display-name="Footnote anchor" style:family="text">
      <style:text-properties style:text-position="super 65%" style:font-name="Times" fo:font-family="Times" style:font-family-generic="roman" style:font-pitch="variable" fo:font-size="10pt" style:font-name-asian="Times" style:font-family-asian="Times" style:font-family-generic-asian="roman" style:font-pitch-asian="variable" style:font-size-asian="10pt" style:font-name-complex="Times" style:font-family-complex="Times" style:font-family-generic-complex="roman" style:font-pitch-complex="variable"/>
    </style:style>
    <style:style style:name="Footnote_20_Characters" style:display-name="Footnote Characters" style:family="text" style:parent-style-name="Police_20_par_20_défaut">
      <style:text-properties style:text-position="super 65%" style:font-name="Times" fo:font-family="Times" style:font-family-generic="roman" style:font-pitch="variable" fo:font-size="10pt" style:font-name-asian="Times" style:font-family-asian="Times" style:font-family-generic-asian="roman" style:font-pitch-asian="variable" style:font-size-asian="10pt" style:font-name-complex="Times" style:font-family-complex="Times" style:font-family-generic-complex="roman" style:font-pitch-complex="variable"/>
    </style:style>
    <style:style style:name="Footnote_20_Symbol" style:display-name="Footnote Symbol" style:family="text"/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_3c_pb_3e_" style:display-name="&lt;pb&gt;" style:family="text">
      <style:text-properties fo:color="#999999" loext:opacity="100%" style:font-name="Arial" fo:font-family="Arial, sans-serif" style:font-family-generic="roman" style:font-pitch="variable" fo:font-size="11pt" fo:background-color="#ffffff" style:font-size-asian="11pt"/>
    </style:style>
    <style:style style:name="_3c_persName_3e_" style:display-name="&lt;persName&gt;" style:family="text">
      <style:text-properties fo:color="#55308d" loext:opacity="100%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style:use-window-font-color="true" loext:opacity="0%" fo:background-color="#0000ff"/>
    </style:style>
    <style:style style:name="_3c_tech_3e_" style:display-name="&lt;tech&gt;" style:family="text">
      <style:text-properties fo:font-style="italic" fo:font-weight="bold" fo:background-color="#ffff00"/>
    </style:style>
    <style:style style:name="Corps_20_de_20_texte_20_Car" style:display-name="Corps de texte Car" style:family="text" style:parent-style-name="Police_20_par_20_défaut">
      <style:text-properties style:font-name="Times" fo:font-family="Times" style:font-family-generic="roman" style:font-pitch="variable" fo:font-size="12pt" style:font-name-asian="Times" style:font-family-asian="Times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_3c_foreign_3e_" style:display-name="&lt;foreign&gt;" style:family="text" style:parent-style-name="Police_20_par_20_défaut">
      <style:text-properties fo:color="#ff00ff" loext:opacity="100%"/>
    </style:style>
    <style:style style:name="_3c_date_3e_" style:display-name="&lt;date&gt;" style:family="text" style:parent-style-name="Police_20_par_20_défaut">
      <style:text-properties fo:background-color="#f7caac"/>
    </style:style>
    <style:style style:name="_3c_label.speaker_3e_" style:display-name="&lt;label.speaker&gt;" style:family="text" style:parent-style-name="Police_20_par_20_défaut">
      <style:text-properties fo:font-style="italic" fo:background-color="#e2efd9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family="Times" style:font-family-generic="roman" style:font-pitch="variable" fo:font-size="12pt" fo:font-style="italic" fo:font-weight="bold" style:font-name-asian="Times" style:font-family-asian="Times" style:font-family-generic-asian="roman" style:font-pitch-asian="variable" style:font-size-asian="12pt" style:language-asian="fr" style:country-asian="FR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_3c_description_3e__20_Car" style:display-name="&lt;description&gt; Car" style:family="text" style:parent-style-name="Police_20_par_20_défaut">
      <style:text-properties style:font-name="Times New Roman" fo:font-family="'Times New Roman'" style:font-family-generic="roman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imes" style:font-family-asian="Times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font-size-complex="10pt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Yohann Deguin</meta:initial-creator>
    <meta:creation-date>2020-12-04T16:48:00Z</meta:creation-date>
    <dc:date>2020-12-21T22:33:24.148000000</dc:date>
    <meta:editing-cycles>7</meta:editing-cycles>
    <meta:editing-duration>PT16M26S</meta:editing-duration>
    <meta:document-statistic meta:table-count="0" meta:image-count="0" meta:object-count="0" meta:page-count="35" meta:paragraph-count="849" meta:word-count="6167" meta:character-count="35752" meta:non-whitespace-character-count="298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LES%20AMOVRS.odt/Normal.dotm"/>
  </office:meta>
</office:document-meta>
</file>